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130000000F6117FD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line-height="0.452cm"/>
    </style:style>
    <style:style style:name="P2" style:family="paragraph" style:parent-style-name="Standard">
      <style:paragraph-properties fo:line-height="0.452cm" fo:text-align="center" style:justify-single-word="false"/>
    </style:style>
    <style:style style:name="P3" style:family="paragraph" style:parent-style-name="Standard">
      <style:paragraph-properties fo:line-height="0.452cm" fo:text-align="start" style:justify-single-word="false"/>
    </style:style>
    <style:style style:name="P4" style:family="paragraph" style:parent-style-name="Standard">
      <style:paragraph-properties fo:line-height="0.452cm"/>
      <style:text-properties fo:font-size="10.5pt" style:font-size-asian="10.5pt"/>
    </style:style>
    <style:style style:name="P5" style:family="paragraph" style:parent-style-name="Standard">
      <style:paragraph-properties fo:line-height="0.452cm" fo:text-align="start" style:justify-single-word="false"/>
      <style:text-properties fo:font-size="10.5pt" style:font-size-asian="10.5pt"/>
    </style:style>
    <style:style style:name="P6" style:family="paragraph" style:parent-style-name="Standard">
      <style:paragraph-properties fo:line-height="0.452cm"/>
      <style:text-properties fo:font-size="10.5pt" style:font-size-asian="10.5pt"/>
    </style:style>
    <style:style style:name="P7" style:family="paragraph" style:parent-style-name="Standard">
      <style:paragraph-properties fo:line-height="0.452cm" fo:text-align="center" style:justify-single-word="false"/>
      <style:text-properties fo:font-size="10.5pt" fo:font-weight="bold" style:font-size-asian="10.5pt" style:font-weight-asian="bold"/>
    </style:style>
    <style:style style:name="P8" style:family="paragraph" style:parent-style-name="Standard">
      <style:paragraph-properties fo:line-height="0.452cm" fo:text-align="center" style:justify-single-word="false"/>
      <style:text-properties fo:font-size="10.5pt" fo:font-weight="bold" style:font-size-asian="10.5pt" style:font-weight-asian="bold" style:font-weight-complex="bold"/>
    </style:style>
    <style:style style:name="P9" style:family="paragraph" style:parent-style-name="Standard">
      <style:paragraph-properties fo:line-height="0.452cm"/>
      <style:text-properties fo:font-size="10.5pt" fo:font-weight="bold" style:font-size-asian="10.5pt" style:font-weight-asian="bold" style:font-weight-complex="bold"/>
    </style:style>
    <style:style style:name="P10" style:family="paragraph" style:parent-style-name="Standard">
      <style:paragraph-properties fo:margin-left="0cm" fo:margin-right="0cm" fo:line-height="0.452cm" fo:text-indent="0.741cm" style:auto-text-indent="false"/>
    </style:style>
    <style:style style:name="P11" style:family="paragraph" style:parent-style-name="Standard">
      <style:paragraph-properties fo:margin-left="0cm" fo:margin-right="0cm" fo:line-height="0.452cm" fo:text-align="start" style:justify-single-word="false" fo:text-indent="0.741cm" style:auto-text-indent="false"/>
    </style:style>
    <style:style style:name="P12" style:family="paragraph" style:parent-style-name="Standard">
      <style:paragraph-properties fo:margin-left="0cm" fo:margin-right="0cm" fo:line-height="0.452cm" fo:text-indent="0.741cm" style:auto-text-indent="false">
        <style:tab-stops>
          <style:tab-stop style:position="8.334cm"/>
        </style:tab-stops>
      </style:paragraph-properties>
    </style:style>
    <style:style style:name="P13" style:family="paragraph" style:parent-style-name="Standard">
      <style:paragraph-properties fo:margin-left="0cm" fo:margin-right="0cm" fo:line-height="0.452cm" fo:text-indent="0.741cm" style:auto-text-indent="false"/>
      <style:text-properties fo:font-size="10.5pt" style:font-size-asian="10.5pt"/>
    </style:style>
    <style:style style:name="P14" style:family="paragraph" style:parent-style-name="Standard">
      <style:paragraph-properties fo:margin-left="0cm" fo:margin-right="0cm" fo:line-height="0.452cm" fo:text-align="start" style:justify-single-word="false" fo:text-indent="0.741cm" style:auto-text-indent="false"/>
      <style:text-properties fo:font-size="10.5pt" style:font-size-asian="10.5pt"/>
    </style:style>
    <style:style style:name="P15" style:family="paragraph" style:parent-style-name="Standard">
      <style:paragraph-properties fo:margin-left="0cm" fo:margin-right="0cm" fo:line-height="0.452cm" fo:text-align="start" style:justify-single-word="false" fo:text-indent="1.323cm" style:auto-text-indent="false"/>
    </style:style>
    <style:style style:name="P16" style:family="paragraph" style:parent-style-name="Standard">
      <style:paragraph-properties fo:margin-left="0cm" fo:margin-right="0cm" fo:line-height="0.452cm" fo:text-indent="1.323cm" style:auto-text-indent="false"/>
      <style:text-properties fo:font-size="10.5pt" style:font-size-asian="10.5pt"/>
    </style:style>
    <style:style style:name="P17" style:family="paragraph" style:parent-style-name="Standard">
      <style:paragraph-properties fo:margin-left="0cm" fo:margin-right="0cm" fo:line-height="0.452cm" fo:text-align="start" style:justify-single-word="false" fo:text-indent="1.489cm" style:auto-text-indent="false"/>
    </style:style>
    <style:style style:name="P18" style:family="paragraph" style:parent-style-name="Standard">
      <style:paragraph-properties fo:margin-left="0cm" fo:margin-right="0cm" fo:line-height="0.452cm" fo:text-indent="1.489cm" style:auto-text-indent="false"/>
      <style:text-properties fo:font-size="10.5pt" style:font-size-asian="10.5pt"/>
    </style:style>
    <style:style style:name="P19" style:family="paragraph" style:parent-style-name="Standard">
      <style:paragraph-properties fo:margin-left="0cm" fo:margin-right="0cm" fo:line-height="0.452cm" fo:text-indent="1.482cm" style:auto-text-indent="false"/>
    </style:style>
    <style:style style:name="P20" style:family="paragraph" style:parent-style-name="Standard">
      <style:paragraph-properties fo:margin-left="0cm" fo:margin-right="0cm" fo:line-height="0.452cm" fo:text-align="start" style:justify-single-word="false" fo:text-indent="1.482cm" style:auto-text-indent="false"/>
    </style:style>
    <style:style style:name="P21" style:family="paragraph" style:parent-style-name="Standard">
      <style:paragraph-properties fo:margin-left="0cm" fo:margin-right="0cm" fo:line-height="0.452cm" fo:text-indent="1.482cm" style:auto-text-indent="false"/>
      <style:text-properties fo:font-size="10.5pt" style:font-size-asian="10.5pt"/>
    </style:style>
    <style:style style:name="P22" style:family="paragraph" style:parent-style-name="Standard">
      <style:paragraph-properties fo:margin-left="0cm" fo:margin-right="0cm" fo:line-height="0.452cm" fo:text-indent="1.296cm" style:auto-text-indent="false"/>
    </style:style>
    <style:style style:name="P23" style:family="paragraph" style:parent-style-name="Standard">
      <style:paragraph-properties fo:margin-left="0cm" fo:margin-right="0cm" fo:line-height="0.452cm" fo:text-align="center" style:justify-single-word="false" fo:text-indent="0.744cm" style:auto-text-indent="false"/>
    </style:style>
    <style:style style:name="P24" style:family="paragraph" style:parent-style-name="Standard">
      <style:paragraph-properties fo:margin-left="0.631cm" fo:margin-right="0cm" fo:line-height="0.452cm" fo:text-indent="0.744cm" style:auto-text-indent="false"/>
    </style:style>
    <style:style style:name="P25" style:family="paragraph" style:parent-style-name="Standard">
      <style:paragraph-properties fo:margin-left="0cm" fo:margin-right="0cm" fo:line-height="0.452cm" fo:text-indent="0.635cm" style:auto-text-indent="false"/>
    </style:style>
    <style:style style:name="P26" style:family="paragraph" style:parent-style-name="Standard">
      <style:paragraph-properties fo:margin-left="0cm" fo:margin-right="0cm" fo:line-height="0.452cm" fo:text-indent="0.635cm" style:auto-text-indent="false"/>
      <style:text-properties fo:font-size="10.5pt" style:font-size-asian="10.5pt"/>
    </style:style>
    <style:style style:name="P27" style:family="paragraph" style:parent-style-name="Standard">
      <style:paragraph-properties fo:margin-left="0cm" fo:margin-right="0cm" fo:line-height="0.452cm" fo:text-indent="1.767cm" style:auto-text-indent="false"/>
      <style:text-properties fo:font-size="10.5pt" style:font-size-asian="10.5pt"/>
    </style:style>
    <style:style style:name="P28" style:family="paragraph" style:parent-style-name="Standard">
      <style:paragraph-properties fo:margin-left="0cm" fo:margin-right="0cm" fo:line-height="0.452cm" fo:text-indent="1.111cm" style:auto-text-indent="false"/>
    </style:style>
    <style:style style:name="P29" style:family="paragraph" style:parent-style-name="Standard">
      <style:paragraph-properties fo:margin-left="0cm" fo:margin-right="0cm" fo:line-height="0.452cm" fo:text-indent="1.111cm" style:auto-text-indent="false"/>
      <style:text-properties fo:font-size="10.5pt" style:font-size-asian="10.5pt"/>
    </style:style>
    <style:style style:name="P30" style:family="paragraph" style:parent-style-name="Standard">
      <style:paragraph-properties fo:margin-left="0.631cm" fo:margin-right="0cm" fo:line-height="0.452cm" fo:text-indent="0.014cm" style:auto-text-indent="false"/>
    </style:style>
    <style:style style:name="P31" style:family="paragraph" style:parent-style-name="Standard">
      <style:paragraph-properties fo:margin-left="0.631cm" fo:margin-right="0cm" fo:line-height="0.452cm" fo:text-indent="1.027cm" style:auto-text-indent="false"/>
      <style:text-properties fo:font-size="10.5pt" style:font-size-asian="10.5pt"/>
    </style:style>
    <style:style style:name="P32" style:family="paragraph" style:parent-style-name="Standard">
      <style:paragraph-properties fo:margin-left="0.635cm" fo:margin-right="0cm" fo:line-height="0.452cm" fo:text-indent="0cm" style:auto-text-indent="false"/>
    </style:style>
    <style:style style:name="P33" style:family="paragraph" style:parent-style-name="Standard">
      <style:paragraph-properties fo:margin-left="0.635cm" fo:margin-right="0cm" fo:line-height="0.452cm" fo:text-indent="0cm" style:auto-text-indent="false"/>
      <style:text-properties fo:font-size="10.5pt" style:font-size-asian="10.5pt"/>
    </style:style>
    <style:style style:name="P34" style:family="paragraph" style:parent-style-name="Standard" style:master-page-name="Standard">
      <style:paragraph-properties fo:line-height="0.452cm" fo:text-align="center" style:justify-single-word="false" style:page-number="auto"/>
      <style:text-properties fo:font-size="12pt" fo:font-weight="bold" style:font-size-asian="12pt" style:font-weight-asian="bold" style:font-size-complex="12pt"/>
    </style:style>
    <style:style style:name="P35" style:family="paragraph" style:parent-style-name="Footer">
      <style:paragraph-properties fo:line-height="0.452cm" style:snap-to-layout-grid="true">
        <style:tab-stops/>
      </style:paragraph-properties>
    </style:style>
    <style:style style:name="T1" style:family="text">
      <style:text-properties fo:font-size="10.5pt" style:font-size-asian="10.5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font-weight="bold" style:font-size-asian="10.5pt" style:font-weight-asian="bold"/>
    </style:style>
    <style:style style:name="T5" style:family="text">
      <style:text-properties fo:font-size="10.5pt" fo:font-weight="bold" style:font-size-asian="10.5pt" style:font-weight-asian="bold" style:font-size-complex="10.5pt"/>
    </style:style>
    <style:style style:name="T6" style:family="text">
      <style:text-properties fo:font-size="10.5pt" fo:font-weight="bold" style:font-size-asian="10.5pt" style:font-weight-asian="bold" style:font-weight-complex="bold"/>
    </style:style>
    <style:style style:name="T7" style:family="text">
      <style:text-properties fo:font-size="10.5pt" fo:font-weight="bold" style:font-size-asian="10.5pt" style:font-weight-asian="bold" style:font-weight-complex="bold"/>
    </style:style>
    <style:style style:name="T8" style:family="text">
      <style:text-properties fo:font-size="10.5pt" fo:language="fr" fo:country="FR" style:font-size-asian="10.5pt"/>
    </style:style>
    <style:style style:name="T9" style:family="text">
      <style:text-properties fo:font-size="10.5pt" fo:language="fr" fo:country="FR" style:font-size-asian="10.5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大学英语自学教程下册</text:p>
      <text:p text:style-name="P3"><text:span text:style-name="T1">【课文练习答案】</text:span><text:span text:style-name="T4">Unit One Text A</text:span></text:p>
      <text:p text:style-name="P14">Ⅰ. 1-d 　　2-c 　　　3-c 　　　4-a 　　　5-d</text:p>
      <text:p text:style-name="P11"><text:span text:style-name="T1">Ⅱ.1.alternative</text:span><text:span text:style-name="T1"> </text:span><text:span text:style-name="T1">　2.fundamental 　3.accompany 　 4.implement　　 5.precedent 　　　　　</text:span></text:p>
      <text:p text:style-name="P14">6.attain　 7.objectives 　　8.vary 　　9.multiple　 10.isolate</text:p>
      <text:p text:style-name="P11"><text:span text:style-name="T1">Ⅲ.1-c make decisions </text:span><text:span text:style-name="T1"><text:s/></text:span><text:span text:style-name="T1">　 <text:s/>2-d design programs　 <text:s text:c="5"/>3-i 　solve problems </text:span></text:p>
      <text:p text:style-name="P15"><text:span text:style-name="T1">4-j survive accidents　 5-g  seize opportunities　 6-e　 pursue studies<text:line-break/>　 <text:s text:c="4"/>7-h 　attain goals 　 8-a　 earn money 　 9-f　 consume time <text:s text:c="2"/>10-h　 pay debts<text:line-break/> <text:s text:c="3"/>Ⅳ.One evening while my wife and I were entertaining our dinner guests,our five-year-old daughter Debbie helped her mother serve dessert.Debbie brought the first slice of pie from the kitchen and placed the plate in front of me.I politely passed it to the woman next to me.Debbie put another slice of pie before me and again watched as I passed it to another guest.“You might as well keep it,”my daughter said，“They are all the same size.” </text:span></text:p>
      <text:p text:style-name="P14">Ⅴ.</text:p>
      <text:p text:style-name="P14">1.Decision makers should be able to make a best guess at what the future will be. </text:p>
      <text:p text:style-name="P14">2.Some people suggest that all a manager does involves decisions. </text:p>
      <text:p text:style-name="P11"><text:span text:style-name="T1">3.If there is no right choice there is no right decision to be made. </text:span></text:p>
      <text:p text:style-name="P14">4.Solutions vary because different people define the same problem in different terms. </text:p>
      <text:p text:style-name="P14">5.Decision makers are usually the key to the business development of a company.</text:p>
      <text:p text:style-name="P3"><text:span text:style-name="T1">【词汇练习答案】</text:span><text:span text:style-name="T4">Text B</text:span></text:p>
      <text:p text:style-name="P10"><text:span text:style-name="T1">Ⅰ. 1.a.be organized 　b.organizational　　c.organization<text:line-break/>　　</text:span><text:span text:style-name="T1"> <text:s text:c="3"/></text:span><text:span text:style-name="T1">2.a.simple 　　 <text:s text:c="3"/>b.simplified 　 <text:s text:c="2"/>　c.simply　　　 <text:s text:c="3"/>d.simplification<text:line-break/>　　</text:span><text:span text:style-name="T1"> <text:s text:c="3"/></text:span><text:span text:style-name="T1">3.a.profit 　　　　b.profitable 　　　 c.profitability<text:line-break/>　　</text:span><text:span text:style-name="T1"> <text:s text:c="3"/></text:span><text:span text:style-name="T1">4.a.intention 　　 b.intended 　　　 　c.unintended<text:line-break/></text:span><text:span text:style-name="T1"> <text:s text:c="3"/></text:span><text:span text:style-name="T1">Ⅱ. 1.precedent　 2.skilled 　3.achievement　4.implement　5.optimal 　　　　</text:span></text:p>
      <text:p text:style-name="P18">6.goal　　 7.accomplish　　8. accompanies　　9.tendency 　　　10.ongoing </text:p>
      <text:p text:style-name="P13">Ⅲ.</text:p>
      <text:p text:style-name="P10"><text:span text:style-name="T1">1</text:span><text:span text:style-name="T1">．</text:span><text:span text:style-name="T1">He was accompanied to the concert by his friend. </text:span></text:p>
      <text:p text:style-name="P10"><text:span text:style-name="T1">2．</text:span><text:span text:style-name="T1">He has argued her out of her decision. </text:span></text:p>
      <text:p text:style-name="P10"><text:span text:style-name="T1">3．</text:span><text:span text:style-name="T1">His success was due in part to luck. </text:span></text:p>
      <text:p text:style-name="P10"><text:span text:style-name="T1">4．</text:span><text:span text:style-name="T1">In accordance with his suggestion,the procedure has been greatly simplified. </text:span></text:p>
      <text:p text:style-name="P10"><text:span text:style-name="T1">5．</text:span><text:span text:style-name="T1">The broadcast station predicted that it would be cold tomorrow. </text:span></text:p>
      <text:p text:style-name="P11"><text:span text:style-name="T1">6．</text:span><text:span text:style-name="T1">Movement is defined as a change in position or place.</text:span></text:p>
      <text:p text:style-name="P5">【课文练习答案】</text:p>
      <text:p text:style-name="P14">Ⅰ.1.T 　2.T　 3.F　 4.F　 5.F 　6.F 　7.F 　8.F 　9.F 　10.T</text:p>
      <text:p text:style-name="P14"><text:soft-page-break/>Ⅱ.</text:p>
      <text:p text:style-name="P11"><text:span text:style-name="T1">1．</text:span><text:span text:style-name="T1">preparation，confidence  </text:span></text:p>
      <text:p text:style-name="P11"><text:span text:style-name="T1">2．</text:span><text:span text:style-name="T1">idea </text:span></text:p>
      <text:p text:style-name="P11"><text:span text:style-name="T1">3．</text:span><text:span text:style-name="T1">unattractive indifference </text:span></text:p>
      <text:p text:style-name="P11"><text:span text:style-name="T1">4．</text:span><text:span text:style-name="T1">hardworking，personality，interest </text:span></text:p>
      <text:p text:style-name="P11"><text:span text:style-name="T1">5．</text:span><text:span text:style-name="T1">speechless  </text:span></text:p>
      <text:p text:style-name="P11"><text:span text:style-name="T1">6．</text:span><text:span text:style-name="T1">holidays，pay </text:span></text:p>
      <text:p text:style-name="P11"><text:span text:style-name="T1">7．</text:span><text:span text:style-name="T1">clean，neat，conservative  </text:span></text:p>
      <text:p text:style-name="P11"><text:span text:style-name="T1">8．</text:span><text:span text:style-name="T1">the floor beside your chair </text:span></text:p>
      <text:p text:style-name="P11"><text:span text:style-name="T1">9．</text:span><text:span text:style-name="T1">politely，naturally </text:span></text:p>
      <text:p text:style-name="P11"><text:span text:style-name="T1">10．</text:span><text:span text:style-name="T1">Would you mind rephrasing the question，please</text:span></text:p>
      <text:p text:style-name="P5">【词汇练习答案】</text:p>
      <text:p text:style-name="P14">1.at a disadvantage 　2.conservative　3.indifference 　　4.make sure　　5.vague　　　　　　　　 　　</text:p>
      <text:p text:style-name="P11"><text:span text:style-name="T1">6.clutched</text:span><text:span text:style-name="T1"> </text:span><text:span text:style-name="T1">　7.turned down 　8.to your advantage　　9.clean and neat　10.prospect　　　　　　　　</text:span></text:p>
      <text:p text:style-name="P14">11.take the trouble　　12.place</text:p>
      <text:p text:style-name="P35"><text:span text:style-name="T3">【课文练习答案】</text:span><text:span text:style-name="T5">Unit Two Text A</text:span></text:p>
      <text:p text:style-name="P14">Ⅰ. 1.b 　　2.c　　 3.a 　　4.c 　　5.d </text:p>
      <text:p text:style-name="P11"><text:span text:style-name="T1">Ⅱ. 1.inadequate 　2.astronomers 　3.density 　4.shrink　</text:span><text:span text:style-name="T1"> <text:s/></text:span><text:span text:style-name="T1">　5.intense 　　　　　　　</text:span></text:p>
      <text:p text:style-name="P20"><text:span text:style-name="T1">6.boundary 　</text:span><text:span text:style-name="T1"> <text:s/></text:span><text:span text:style-name="T1">7.theory 　　　</text:span><text:span text:style-name="T1"> </text:span><text:span text:style-name="T1">8.convince　9.invisible 　10.speculation</text:span></text:p>
      <text:p text:style-name="P11"><text:span text:style-name="T1">Ⅲ. 1.density</text:span><text:span text:style-name="T1"> </text:span><text:span text:style-name="T1">2.observation，observer，observatory 　3.speculation　4.mass 　　　　　　　　　</text:span></text:p>
      <text:p text:style-name="P17"><text:span text:style-name="T1">5.region </text:span><text:span text:style-name="T1"> </text:span><text:span text:style-name="T1">6.gravitation 　7.relativity 　8.basis 　9.evidence 　10.endlessness </text:span></text:p>
      <text:p text:style-name="P11"><text:span text:style-name="T1">Ⅳ. <text:line-break/>　　A 21-year-old Texas City man was charged with theft after police caught him trying to drag a newspaper vending machine toward his running vehicle.When the officer approached，the man stopped and acted as if he were reading the newspaper inside.“I was dragging it over here so that I could read the paper better，”he explained. <text:line-break/>　　After an officer pointed out that the light was brighter where the machine had been，the man replied，“I read but in the dark.” </text:span></text:p>
      <text:p text:style-name="P14">Ⅴ.</text:p>
      <text:p text:style-name="P11"><text:span text:style-name="T1">1．</text:span><text:span text:style-name="T1">Astronomers have not yet fully answered the question of what a black hole is.  </text:span></text:p>
      <text:p text:style-name="P11"><text:span text:style-name="T1">2．</text:span><text:span text:style-name="T1">It is believed that a black hole can swallow up any objects like stars near it.  </text:span></text:p>
      <text:p text:style-name="P11"><text:span text:style-name="T1">3．</text:span><text:span text:style-name="T1">The research into black holes is just beginning，and speculations about them are endless.  </text:span></text:p>
      <text:p text:style-name="P11"><text:span text:style-name="T1">4．</text:span><text:span text:style-name="T1">It is still impossible for scientists to say what happens inside a black hole. </text:span></text:p>
      <text:p text:style-name="P5">Black holes would not be so intimidating if we have some idea of them.</text:p>
      <text:p text:style-name="P5">【词汇练习答案】</text:p>
      <text:p text:style-name="P11"><text:span text:style-name="T1">Ⅰ. 1.a.exploded　　　 b.exlosion　　　</text:span><text:span text:style-name="T1"> </text:span><text:span text:style-name="T1"><text:s/>c.explosive<text:line-break/></text:span><text:soft-page-break/><text:span text:style-name="T1">　</text:span><text:span text:style-name="T1"> <text:s text:c="3"/></text:span><text:span text:style-name="T1">　2.a.dense 　　　　 b.densely 　　</text:span><text:span text:style-name="T1"> </text:span><text:span text:style-name="T1">　 c.density<text:line-break/>　</text:span><text:span text:style-name="T1"> <text:s text:c="3"/></text:span><text:span text:style-name="T1">　3.a.measurable　　 b.measurement　　 c.measured<text:line-break/>　</text:span><text:span text:style-name="T1"> <text:s text:c="3"/></text:span><text:span text:style-name="T1">　4.a.basis 　　　</text:span><text:span text:style-name="T1"> </text:span><text:span text:style-name="T1">　b.basic 　　　　　c.based 　　　　d.basically</text:span></text:p>
      <text:p text:style-name="P14">Ⅱ. 1.implication 　2.gravity 　3.boundary 　4.interchangeable 　5.explode 　　　　</text:p>
      <text:p text:style-name="P20"><text:span text:style-name="T1">6.galaxy </text:span><text:span text:style-name="T1"> <text:s/></text:span><text:span text:style-name="T1">7.convincing 　　8.speculation 　　9.shrank 　　10.sucking </text:span></text:p>
      <text:p text:style-name="P14">Ⅲ.</text:p>
      <text:p text:style-name="P11"><text:span text:style-name="T1">1．</text:span><text:span text:style-name="T1">A black hole exerts a very strong force.  </text:span></text:p>
      <text:p text:style-name="P11"><text:span text:style-name="T1">2．</text:span><text:span text:style-name="T1">His company collapsed because of poor management.  </text:span></text:p>
      <text:p text:style-name="P11"><text:span text:style-name="T1">3．</text:span><text:span text:style-name="T1">Several satellites were launched in our country in the 1980's.  </text:span></text:p>
      <text:p text:style-name="P11"><text:span text:style-name="T1">4．</text:span><text:span text:style-name="T1">Is the medicine operating now?  </text:span></text:p>
      <text:p text:style-name="P11"><text:span text:style-name="T1">5．</text:span><text:span text:style-name="T1">His figure was swallowed up in the dark. </text:span></text:p>
      <text:p text:style-name="P3"><text:span text:style-name="T1">第二部分 Text B </text:span></text:p>
      <text:p text:style-name="P14">Ⅰ.1.T 　2.T　 3.T　　 4.T 　　5.F 　　6.F 　　7.F　　 8.F　　 9.F　　 10.T </text:p>
      <text:p text:style-name="P11"><text:span text:style-name="T1">Ⅱ. 1.planets，orbit　2.suns　3.life，vegetation　4.satellite，sun <text:line-break/>　　5.very large， separate，lesser 　6.one part，another part <text:line-break/>　　7.nature，characteristics 　8.plateaus，deserts，plains <text:line-break/>　　9.religion，government，education，special behaviour， </text:span><text:span text:style-name="T1"> </text:span><text:span text:style-name="T1">10.circumstances</text:span></text:p>
      <text:p text:style-name="P5">【词汇练习答案】</text:p>
      <text:p text:style-name="P14">1.cloudless 　　2.above all 　　　3.concerned 　　4.largely 　　5.glitter <text:line-break/>　　6.as a rule 　　7.unlikely 　　　 8.thrilling 　　9.whereas 　　10.revolve </text:p>
      <text:p text:style-name="P2"><text:span text:style-name="T6">U</text:span><text:span text:style-name="T6">nit 3</text:span></text:p>
      <text:p text:style-name="P13">Ⅰ. 1.c　　 2.d　　 3.b 　　4.d 　　5.c </text:p>
      <text:p text:style-name="P13">Ⅱ. 1.delay 　2.recovery　 3.lethal　 4.debate 　5.permit　6.criterion/criteria(复) 　</text:p>
      <text:p text:style-name="P13">7.majority　 8.take …into account　　9.undermine 　10.vulnerable </text:p>
      <text:p text:style-name="P13">Ⅲ. </text:p>
      <text:p text:style-name="P10"><text:span text:style-name="T1">1．</text:span><text:span text:style-name="T1">Dr Wilfred Van Oijen's arguments for euthanasia: </text:span></text:p>
      <text:p text:style-name="P13">a.people have the fundamental right to choose death. </text:p>
      <text:p text:style-name="P10"><text:span text:style-name="T1">b.the practice of euthanasia is quite different from planning to kill a crowd of people with a machine gun. </text:span></text:p>
      <text:p text:style-name="P13">c.sometimes there are situations where death is a friend. </text:p>
      <text:p text:style-name="P10"><text:span text:style-name="T1">2．</text:span><text:span text:style-name="T1">Dr Andrew Ferguson's arguments against euthanasia: </text:span></text:p>
      <text:p text:style-name="P10"><text:span text:style-name="T1">a.what the patient is actually asking for is something else. </text:span></text:p>
      <text:p text:style-name="P13">b.the patients want a health professional to open up a communication for them with their loved ones or family.  </text:p>
      <text:p text:style-name="P10"><text:span text:style-name="T1">3．</text:span><text:span text:style-name="T1">Guide lines for carrying out euthanasia in the Netherlands: </text:span></text:p>
      <text:p text:style-name="P13">a.the patient is experiencing extreme suffering.</text:p>
      <text:p text:style-name="P10"><text:span text:style-name="T1">b.there is no chance of a cure. </text:span></text:p>
      <text:p text:style-name="P13">c.the patient has made repeated requests for euthanasia. </text:p>
      <text:p text:style-name="P13">d.a second doctor must confirm that the criteria above have been met and the death must be reported to the police department. </text:p>
      <text:p text:style-name="P13">Ⅳ.</text:p>
      <text:p text:style-name="P13">After I was sent to Egypt for the Operation Bright Star training program.I <text:soft-page-break/>saw a weekend pass sightseeing in Cairo.A local offered to take my picture on his camel.“Free，”he said.“No charge.” </text:p>
      <text:p text:style-name="P13">I thanked him and handed him my camera.The man then shouted a com mand，and his camel sat down，allowing me to board.After taking the whole roll of film，the man said：“That will be $5.”</text:p>
      <text:p text:style-name="P13">“But you said you would take my picture free.” </text:p>
      <text:p text:style-name="P13">“Yes，that was free，“he agreed.“But is costs $5 to get you down from the camel.</text:p>
      <text:p text:style-name="P13">Ⅴ.</text:p>
      <text:p text:style-name="P10"><text:span text:style-name="T1">1．</text:span><text:span text:style-name="T1">Euthanasia can actually relieve dying people from their suffering.  </text:span></text:p>
      <text:p text:style-name="P10"><text:span text:style-name="T1">2．</text:span><text:span text:style-name="T1">Don't you know that the Netherlands is the only country in Europe which permits the practice of euthanasia?  </text:span></text:p>
      <text:p text:style-name="P10"><text:span text:style-name="T1">3．</text:span><text:span text:style-name="T1">Doctors who are for this view do not mean that they do not care for patients.  </text:span></text:p>
      <text:p text:style-name="P10"><text:span text:style-name="T1">4．</text:span><text:span text:style-name="T1">After the first doctor has diagnosed the disease，the second doctor must confirm the diagnosis.  </text:span></text:p>
      <text:p text:style-name="P10"><text:span text:style-name="T1">5．</text:span><text:span text:style-name="T1">Opponents argue that the patients do not really want to die，and that they might be asking for something esle. </text:span></text:p>
      <text:p text:style-name="P13">【词汇练习答案】 </text:p>
      <text:p text:style-name="P10"><text:span text:style-name="T1">Ⅰ.</text:span><text:span text:style-name="T1">1．</text:span><text:span text:style-name="T1">a.considerably 　b.considerate 　　c.consideration　　d.considerable </text:span></text:p>
      <text:p text:style-name="P22"><text:span text:style-name="T1">2．</text:span><text:span text:style-name="T1">a.able 　 <text:s text:c="7"/>b.ability 　　 <text:s text:c="3"/>c.unable 　 <text:s text:c="7"/>d.enable</text:span><text:span text:style-name="T1"> <text:s text:c="3"/></text:span><text:span text:style-name="T1"><text:s text:c="5"/>e.disabled 　 f.disabled </text:span></text:p>
      <text:p text:style-name="P22"><text:span text:style-name="T1">3．</text:span><text:span text:style-name="T1">a.Traditional 　 b.tradition　 　　c.traditionally  </text:span></text:p>
      <text:p text:style-name="P13">Ⅱ.</text:p>
      <text:p text:style-name="P13">1.weaken 　2.opt out 　3.deteriorate　 4.lethal 　5.request　6.debate 　7.is/was affected with 　</text:p>
      <text:p text:style-name="P13">8.take into account 　　9.elderly 　10.vulnerable 　11.sensitive 　　12.ensure 　　13.legal</text:p>
      <text:p text:style-name="P13">Ⅲ.</text:p>
      <text:p text:style-name="P10"><text:span text:style-name="T1">1．</text:span><text:span text:style-name="T1">They requested that the prisoners(should)be set free.  </text:span></text:p>
      <text:p text:style-name="P10"><text:span text:style-name="T1">2．</text:span><text:span text:style-name="T1">His talents will ensure his success.  </text:span></text:p>
      <text:p text:style-name="P10"><text:span text:style-name="T1">3．</text:span><text:span text:style-name="T1">They are planning a nationwide debate.  </text:span></text:p>
      <text:p text:style-name="P10"><text:span text:style-name="T1">4．</text:span><text:span text:style-name="T1">He is very sensitive to changes of weather.  </text:span></text:p>
      <text:p text:style-name="P10"><text:span text:style-name="T1">5．</text:span><text:span text:style-name="T1">The quality of his work has been deteriorating in recent years. </text:span></text:p>
      <text:p text:style-name="P10"><text:span text:style-name="T1">6．</text:span><text:span text:style-name="T1">The pollution of water makes residents vulnerable to diseases.</text:span></text:p>
      <text:p text:style-name="P8">第二部分 Text B</text:p>
      <text:p text:style-name="P4">【课文练习答案】</text:p>
      <text:p text:style-name="P13">Ⅰ. 1.F 　2.T 　3.F 　4.T 　5.T 　6.F 　7.T 　8.T 　9.T　　10.F</text:p>
      <text:p text:style-name="P10"><text:span text:style-name="T1">Ⅱ. 1.Oxford，Cambridge 　2.old-body work 　3.two 　4.bias </text:span><text:span text:style-name="T1"><text:s/></text:span><text:span text:style-name="T1">5.public　</text:span></text:p>
      <text:p text:style-name="P19"><text:span text:style-name="T1">6.A level results，performance　</text:span><text:span text:style-name="T1"> </text:span><text:span text:style-name="T1">7.easily accessible 　 8.better prepared　　<text:line-break/>　　</text:span><text:span text:style-name="T1"> <text:s text:c="3"/></text:span><text:span text:style-name="T1">9.Harvard，Yale，Chicago，Berkeley 　 10.constantly replicating</text:span></text:p>
      <text:p text:style-name="P4">【词汇练习答案】</text:p>
      <text:p text:style-name="P10"><text:span text:style-name="T8">Ⅰ. 1.unfair</text:span><text:span text:style-name="T1">　　</text:span><text:span text:style-name="T8"> 2.main</text:span><text:span text:style-name="T1">　　</text:span><text:span text:style-name="T8"> 3.profession </text:span><text:span text:style-name="T1">　　</text:span><text:span text:style-name="T8">4.private </text:span><text:span text:style-name="T1">　</text:span><text:span text:style-name="T8">5.accessible</text:span></text:p>
      <text:p text:style-name="P13"><text:soft-page-break/>Ⅱ. 1.appoint 　2.performance　 3.equal　 4.amount to　5.by nature 　</text:p>
      <text:p text:style-name="P21">6.prime 　　7.merits　 8.competitive　　9.Remedial 　　10.worth</text:p>
      <text:p text:style-name="P4">【语法练习答案】</text:p>
      <text:p text:style-name="P10"><text:span text:style-name="T1">Ⅰ. 1.has </text:span><text:span text:style-name="T1"><text:s/></text:span><text:span text:style-name="T1">2.is </text:span><text:span text:style-name="T1"><text:s/></text:span><text:span text:style-name="T1">3.are　4.seem 　5.is　6.was 　7.are <text:s/></text:span><text:span text:style-name="T1"><text:s/></text:span><text:span text:style-name="T1">8.were</text:span><text:span text:style-name="T1"> <text:s/></text:span><text:span text:style-name="T1">9.is　10.are</text:span><text:span text:style-name="T1"> <text:s/></text:span><text:span text:style-name="T1">11.is 　</text:span></text:p>
      <text:p text:style-name="P10"><text:span text:style-name="T1">12.is <text:s/>13.are　14.am　</text:span><text:span text:style-name="T1"> </text:span><text:span text:style-name="T1"><text:s/>15.is　16.have　17.has　18.have 19.have</text:span><text:span text:style-name="T1"> </text:span><text:span text:style-name="T1">20.was</text:span><text:span text:style-name="T1"> <text:s text:c="3"/></text:span><text:span text:style-name="T1">21.is 　</text:span></text:p>
      <text:p text:style-name="P10"><text:span text:style-name="T1">22.has 23.speak　24.is　25.races　26.were 27.approve </text:span><text:span text:style-name="T1"><text:s/></text:span><text:span text:style-name="T1">28.was　29.says</text:span><text:span text:style-name="T1"> </text:span><text:span text:style-name="T1">30.appeal　</text:span></text:p>
      <text:p text:style-name="P10"><text:span text:style-name="T1">31.are </text:span><text:span text:style-name="T1"><text:s/></text:span><text:span text:style-name="T1">32.is <text:s/>33.are　34.was　35.is　36.has 37.are 38.has　39.is　40.is</text:span><text:span text:style-name="T1"> <text:s/></text:span><text:span text:style-name="T1">41.are </text:span><text:span text:style-name="T1"><text:s/></text:span></text:p>
      <text:p text:style-name="P13">42.am 　43.are　44.is　45.is　46.have　47.are　48.have　49.has　50.is</text:p>
      <text:p text:style-name="P10"><text:span text:style-name="T1">Ⅱ. 1.he　　2.our　　 3.its 　4.its 　　5.her，her　</text:span><text:span text:style-name="T1"> <text:s text:c="2"/></text:span><text:span text:style-name="T1">6.their　　 7.our　  8.they　 9.his 　10.their</text:span></text:p>
      <text:p text:style-name="P23"><text:span text:style-name="T6">U</text:span><text:span text:style-name="T6">nit 4</text:span></text:p>
      <text:p text:style-name="P8">第一部分  Text A</text:p>
      <text:p text:style-name="P4">【课文练习答案】</text:p>
      <text:p text:style-name="P13">Ⅰ. 1.b　　 2.d 　　3.c 　　4.b 　　5.b </text:p>
      <text:p text:style-name="P13">Ⅱ. 1.diplomats　 2.abuse 　3.remove　4.quarter 　5.guilt</text:p>
      <text:p text:style-name="P13">　　6.hire　　7.breadwinner　　8.introduce 　9.maintenance　　10.immigrant </text:p>
      <text:p text:style-name="P13">Ⅲ. 1—i，　2—c，　3—b，　4—e，　5—j，　6—g，　7—h，　8—f，　9—a，　10—d </text:p>
      <text:p text:style-name="P13">Ⅳ.</text:p>
      <text:p text:style-name="P13">My son gave a party one Saturday night.I was hesitant about having a group of teenagers in our home.but to my surprise，they were all charming .The kids complimented me on my energy，and how young I looked(I was 34).When the partyws over ，I told my son how much I enjoyed his friends and their comments .He smiled and asked if I felt like a teenager again.<text:line-break/>　　“Yes”，I responded，“and I felt wonderful.”<text:line-break/>　　“I'm glad," he said."By the way，I told everyone that you were 54.” </text:p>
      <text:p text:style-name="P13">Ⅴ.</text:p>
      <text:p text:style-name="P10"><text:span text:style-name="T1">1．</text:span><text:span text:style-name="T1">The government department that deals with the matter concerned does not keep statistics. </text:span></text:p>
      <text:p text:style-name="P10"><text:span text:style-name="T1">2．</text:span><text:span text:style-name="T1">It was because she could not support her family that she accepted a job as a domestic.  </text:span></text:p>
      <text:p text:style-name="P10"><text:span text:style-name="T1">3．</text:span><text:span text:style-name="T1">She was hired by a Saudi diplomat directly from the Philipines to work in London.  </text:span></text:p>
      <text:p text:style-name="P10"><text:span text:style-name="T1">4．</text:span><text:span text:style-name="T1">The working conditions of the domestics have received media attention.  </text:span></text:p>
      <text:p text:style-name="P10"><text:span text:style-name="T1">5．</text:span><text:span text:style-name="T1">The employers always threatened that they would sent us back to our country.</text:span></text:p>
      <text:p text:style-name="P4">【词汇练习答案】</text:p>
      <text:p text:style-name="P10"><text:span text:style-name="T8">Ⅰ. 1.a.exploited </text:span><text:span text:style-name="T1">　</text:span><text:span text:style-name="T8"> <text:s text:c="3"/></text:span><text:span text:style-name="T8">b.exploitation </text:span><text:span text:style-name="T1">　</text:span><text:span text:style-name="T8"> <text:s/></text:span><text:span text:style-name="T8">c.exploitable </text:span></text:p>
      <text:p text:style-name="P19"><text:span text:style-name="T8">2.a.execution</text:span><text:span text:style-name="T1">　　　</text:span><text:span text:style-name="T8"> b.executed</text:span><text:span text:style-name="T1">　　　　</text:span><text:span text:style-name="T8"> </text:span><text:span text:style-name="T8">c.executive <text:line-break/></text:span><text:span text:style-name="T1">　　</text:span><text:span text:style-name="T8"> <text:s text:c="3"/></text:span><text:span text:style-name="T8">3.a.employed </text:span><text:span text:style-name="T1">　　　</text:span><text:span text:style-name="T8"> b.employees</text:span><text:span text:style-name="T1">　　　　</text:span><text:span text:style-name="T8">c.employment <text:line-break/></text:span><text:soft-page-break/><text:span text:style-name="T1">　　</text:span><text:span text:style-name="T8"> <text:s text:c="3"/></text:span><text:span text:style-name="T8">4.a.immigrants</text:span><text:span text:style-name="T1">　　　</text:span><text:span text:style-name="T8">b.immigrated </text:span><text:span text:style-name="T1">　　　</text:span><text:span text:style-name="T8">c.immigration </text:span></text:p>
      <text:p text:style-name="P10"><text:span text:style-name="T1">Ⅱ. 1.status 　2.slavery 　3.minimum 　4.despite </text:span><text:span text:style-name="T1"> <text:s/></text:span><text:span text:style-name="T1">5.diplomat　</text:span><text:span text:style-name="T1"> </text:span><text:span text:style-name="T1">6.domestic　　　</text:span></text:p>
      <text:p text:style-name="P24"><text:span text:style-name="T1">7.abroad　　8.convicted　9.deported　10.incidence </text:span><text:span text:style-name="T1"><text:s/></text:span><text:span text:style-name="T1">11.supposed　　12.deserving </text:span></text:p>
      <text:p text:style-name="P10"><text:span text:style-name="T1">Ⅲ. </text:span><text:span text:style-name="T1">1．</text:span><text:span text:style-name="T1">The resources should be exploited properly.  </text:span></text:p>
      <text:p text:style-name="P24"><text:span text:style-name="T1">2．</text:span><text:span text:style-name="T1">The order was executed very well.  </text:span></text:p>
      <text:p text:style-name="P24"><text:span text:style-name="T1">3．</text:span><text:span text:style-name="T1">This program deserves (is deserving of</text:span><text:span text:style-name="T1">)</text:span><text:span text:style-name="T1">further investigation. </text:span></text:p>
      <text:p text:style-name="P24"><text:span text:style-name="T1">4．</text:span><text:span text:style-name="T1">We have reduced the expenses to the minimum.  </text:span></text:p>
      <text:p text:style-name="P24"><text:span text:style-name="T1">5．</text:span><text:span text:style-name="T1">I wouldn't believe the news despite what she said.  </text:span></text:p>
      <text:p text:style-name="P19"><text:span text:style-name="T1">6．</text:span><text:span text:style-name="T1">Can such a small boat bring them over to the other side of the river?</text:span></text:p>
      <text:p text:style-name="P8">第二部分 Text B</text:p>
      <text:p text:style-name="P4">【课文练习答案】 </text:p>
      <text:p text:style-name="P13">Ⅰ. 1.F　 2.F　　3.T　 4.T　　5.T 　6.F　 7.T　　8.F 　9.T　　10.F </text:p>
      <text:p text:style-name="P13">Ⅱ.</text:p>
      <text:p text:style-name="P10"><text:span text:style-name="T1">1．</text:span><text:span text:style-name="T1">leg irons，chain，groups，day-to-day privileges  </text:span></text:p>
      <text:p text:style-name="P10"><text:span text:style-name="T1">2．</text:span><text:span text:style-name="T1">the harshest，television，phone calls  </text:span></text:p>
      <text:p text:style-name="P10"><text:span text:style-name="T1">3．</text:span><text:span text:style-name="T1">circus，a zoo，slavery  </text:span></text:p>
      <text:p text:style-name="P10"><text:span text:style-name="T1">4．</text:span><text:span text:style-name="T1">six out of every ten </text:span></text:p>
      <text:p text:style-name="P10"><text:span text:style-name="T1">5．</text:span><text:span text:style-name="T1">racial，political，heling clean up the highways，the State.  </text:span></text:p>
      <text:p text:style-name="P10"><text:span text:style-name="T1">6．</text:span><text:span text:style-name="T1">inhuman，ineffective  </text:span></text:p>
      <text:p text:style-name="P10"><text:span text:style-name="T1">7．</text:span><text:span text:style-name="T1">more angry，more hostile 8.poverty，disaffection within society  </text:span></text:p>
      <text:p text:style-name="P10"><text:span text:style-name="T1">8．</text:span><text:span text:style-name="T1">Middle Ages，shame  </text:span></text:p>
      <text:p text:style-name="P10"><text:span text:style-name="T1">9．</text:span><text:span text:style-name="T1">Deep South，Arkansas，Arizona</text:span></text:p>
      <text:p text:style-name="P4">【词汇练习答案】</text:p>
      <text:p text:style-name="P13">Ⅰ. 1.denied　　 2.gang　　3.prevented 　4.an argument 　5.punishment</text:p>
      <text:p text:style-name="P13">Ⅱ. 1.degrading 　2.called up　　 3.liberty 　　4.in unison 　5.union </text:p>
      <text:p text:style-name="P2"><text:span text:style-name="T6">U</text:span><text:span text:style-name="T6">nit 5</text:span></text:p>
      <text:p text:style-name="P8">第一部分  Text A</text:p>
      <text:p text:style-name="P4">【课文练习答案】</text:p>
      <text:p text:style-name="P13">Ⅰ. 1.d　　 2.a 　　3.b　　 4.d　　　5.b </text:p>
      <text:p text:style-name="P10"><text:span text:style-name="T1">Ⅱ. 1.original 　2.transformation　 3.distinct　　4.spontaneous 　</text:span><text:span text:style-name="T1"> </text:span><text:span text:style-name="T1">5.individual</text:span></text:p>
      <text:p text:style-name="P10"><text:span text:style-name="T1">6.essentially </text:span><text:span text:style-name="T1"> </text:span><text:span text:style-name="T1">　7.diverse 　　　　</text:span><text:span text:style-name="T1"> </text:span><text:span text:style-name="T1">8.live 　　　</text:span><text:span text:style-name="T1"> </text:span><text:span text:style-name="T1">9.imitate </text:span><text:span text:style-name="T1"> <text:s text:c="2"/></text:span><text:span text:style-name="T1">　　10.out of doors </text:span></text:p>
      <text:p text:style-name="P10"><text:span text:style-name="T8">Ⅲ. 1.maintenance </text:span><text:span text:style-name="T1">　</text:span><text:span text:style-name="T8">2.spontaneity </text:span><text:span text:style-name="T1">　</text:span><text:span text:style-name="T8">3.popularity </text:span><text:span text:style-name="T1">　</text:span><text:span text:style-name="T8">4.expression </text:span><text:span text:style-name="T1">　</text:span><text:span text:style-name="T8">5.rhythm </text:span></text:p>
      <text:p text:style-name="P10"><text:span text:style-name="T8">6.distinction </text:span><text:span text:style-name="T1">　</text:span><text:span text:style-name="T8">7.penetration </text:span><text:span text:style-name="T1">　</text:span><text:span text:style-name="T8">8.immigration </text:span><text:span text:style-name="T1">　</text:span><text:span text:style-name="T8">9.transformation </text:span><text:span text:style-name="T1">　</text:span><text:span text:style-name="T8">10.synthesis</text:span></text:p>
      <text:p text:style-name="P13">Ⅳ</text:p>
      <text:p text:style-name="P10"><text:span text:style-name="T1">1．</text:span><text:span text:style-name="T1">a.blues 　　 　b.rock’n roll　　　c.folk music</text:span></text:p>
      <text:p text:style-name="P10"><text:span text:style-name="T1">2．</text:span><text:span text:style-name="T1">a.an essentially black medium</text:span><text:span text:style-name="T1"> </text:span><text:span text:style-name="T1"><text:s text:c="2"/></text:span><text:span text:style-name="T1"><text:s/></text:span><text:span text:style-name="T1"><text:s text:c="2"/>b. rhythmic dance music <text:s/></text:span></text:p>
      <text:p text:style-name="P16">c. popular among college students</text:p>
      <text:p text:style-name="P25"><text:span text:style-name="T1">3</text:span><text:span text:style-name="T1">．</text:span><text:span text:style-name="T1">a.In the United States，it originated with youthful rock groups playing in San </text:span></text:p>
      <text:p text:style-name="P27"><text:soft-page-break/>Francisco.</text:p>
      <text:p text:style-name="P29">b. In England，it was led by the Beetles，who were already established as an extremely </text:p>
      <text:p text:style-name="P27">fine and highly individual rock group. </text:p>
      <text:p text:style-name="P25"><text:span text:style-name="T1">4．</text:span><text:span text:style-name="T1">a.The separate musical traditions were brought together. </text:span></text:p>
      <text:p text:style-name="P30"><text:span text:style-name="T1"><text:s text:c="3"/></text:span><text:span text:style-name="T1">b.All the musical groups began using full range of electric instruments and the </text:span></text:p>
      <text:p text:style-name="P31">technology of electronic amplifiers.</text:p>
      <text:p text:style-name="P28"><text:span text:style-name="T1">c. The music becomes a multi-media experience;a part of total environment.</text:span></text:p>
      <text:p text:style-name="P13">Ⅴ.</text:p>
      <text:p text:style-name="P10"><text:span text:style-name="T1">1</text:span><text:span text:style-name="T1">．</text:span><text:span text:style-name="T1">The new music was built out of the three forms of music in existence . </text:span></text:p>
      <text:p text:style-name="P10"><text:span text:style-name="T1">2．</text:span><text:span text:style-name="T1">Rock'n roll，with its strong beat was popular among young people. </text:span></text:p>
      <text:p text:style-name="P10"><text:span text:style-name="T1">3．</text:span><text:span text:style-name="T1">The Beetles were a famous rock group in England.</text:span></text:p>
      <text:p text:style-name="P10"><text:span text:style-name="T1">4．</text:span><text:span text:style-name="T1">The modern music stresses the participation of the audience and listeners in the performance.</text:span></text:p>
      <text:p text:style-name="P10"><text:span text:style-name="T1">5．</text:span><text:span text:style-name="T1">Electronic amplifiers made the music penetrating. </text:span></text:p>
      <text:p text:style-name="P4">【词汇练习答案】</text:p>
      <text:p text:style-name="P10"><text:span text:style-name="T1">Ⅰ. 1.a.music　　　　　b.musical  　　　　c.musically　　　d.musician<text:line-break/>　　</text:span><text:span text:style-name="T1"> <text:s text:c="3"/></text:span><text:span text:style-name="T1">2.a.conscious 　　 b.Consciousness 　c.consciously  <text:line-break/>　　</text:span><text:span text:style-name="T1"> <text:s text:c="3"/></text:span><text:span text:style-name="T1">3.a.limited 　　 　b.limits 　　　　　c.limitation 　　d.limitless<text:line-break/>　　</text:span><text:span text:style-name="T1"> <text:s text:c="3"/></text:span><text:span text:style-name="T1">4.a.original 　　　b.originated 　　　c.originality  </text:span></text:p>
      <text:p text:style-name="P13">Ⅱ. 1.synthesis 　2.studio 　3.spontaneous　 4.readily 　5.passive　　　　 </text:p>
      <text:p text:style-name="P18">6.multimedia 　7.distinct 　8.sentiment 　9.anti-war　10.eclecticism </text:p>
      <text:p text:style-name="P13">Ⅲ.</text:p>
      <text:p text:style-name="P10"><text:span text:style-name="T1">1．</text:span><text:span text:style-name="T1">This chapter is on the transformation of heat energy into dynamic energy. </text:span></text:p>
      <text:p text:style-name="P10"><text:span text:style-name="T1">2．</text:span><text:span text:style-name="T1">A crowd of people gathered spontaneously on the spot of the accident. </text:span></text:p>
      <text:p text:style-name="P10"><text:span text:style-name="T1">3．</text:span><text:span text:style-name="T1">The quarrel originated from misunderstanding.  </text:span></text:p>
      <text:p text:style-name="P10"><text:span text:style-name="T1">5．</text:span><text:span text:style-name="T1">The troops took over this city since 1949.</text:span></text:p>
      <text:p text:style-name="P10"><text:span text:style-name="T1">6．</text:span><text:span text:style-name="T1">You should not take on so much work for the sake of your health.</text:span></text:p>
      <text:p text:style-name="P8">第二部分 Text B</text:p>
      <text:p text:style-name="P4">【课文练习答案】</text:p>
      <text:p text:style-name="P10"><text:span text:style-name="T8">Ⅰ. 1.T</text:span><text:span text:style-name="T1">　</text:span><text:span text:style-name="T8"> 2.T</text:span><text:span text:style-name="T1">　</text:span><text:span text:style-name="T8"> 3.F</text:span><text:span text:style-name="T1">　</text:span><text:span text:style-name="T8"> 4.T</text:span><text:span text:style-name="T1">　</text:span><text:span text:style-name="T8"> 5.T </text:span><text:span text:style-name="T1">　</text:span><text:span text:style-name="T8">6.T </text:span><text:span text:style-name="T1">　</text:span><text:span text:style-name="T8">7.F</text:span><text:span text:style-name="T1">　</text:span><text:span text:style-name="T8"> 8.T </text:span><text:span text:style-name="T1">　</text:span><text:span text:style-name="T8">9.T</text:span><text:span text:style-name="T1">　　</text:span><text:span text:style-name="T8">10.F </text:span></text:p>
      <text:p text:style-name="P13">Ⅱ.</text:p>
      <text:p text:style-name="P10"><text:span text:style-name="T1">1．</text:span><text:span text:style-name="T1">the spontaneously inspired(Franz Schubert)type，the constructive type，the tranditionalist type  </text:span></text:p>
      <text:p text:style-name="P10"><text:span text:style-name="T1">2．</text:span><text:span text:style-name="T1">Well</text:span></text:p>
      <text:p text:style-name="P10"><text:span text:style-name="T1">3．</text:span><text:span text:style-name="T1">completed composition，musical theme  </text:span></text:p>
      <text:p text:style-name="P10"><text:span text:style-name="T1">4．</text:span><text:span text:style-name="T1">shorter，a stretch 5.creative，musical theme  </text:span></text:p>
      <text:p text:style-name="P10"><text:span text:style-name="T1">5．</text:span><text:span text:style-name="T1">notebooks/case  </text:span></text:p>
      <text:p text:style-name="P10"><text:span text:style-name="T1">6．</text:span><text:span text:style-name="T1">preliminary  </text:span></text:p>
      <text:p text:style-name="P10"><text:span text:style-name="T1">7．</text:span><text:span text:style-name="T1">pattern，theme  </text:span></text:p>
      <text:p text:style-name="P10"><text:span text:style-name="T1">8．</text:span><text:span text:style-name="T1">for the sake of  </text:span></text:p>
      <text:p text:style-name="P10"><text:soft-page-break/><text:span text:style-name="T1">9．</text:span><text:span text:style-name="T1">harmonies，sonorities，formal principles </text:span></text:p>
      <text:p text:style-name="P4">【词汇练习答案】</text:p>
      <text:p text:style-name="P13">Ⅰ. 1.a 　　2.b 　　3.b　　 4.b　　 5.a </text:p>
      <text:p text:style-name="P10"><text:span text:style-name="T1">Ⅱ. 1.invariably不变地　 variable易变的，变量 　variety各种各样　various 各种各样的<text:line-break/>　　2.creative创造性的　 　create创造 creation创造 <text:line-break/>　　3.composer作曲家 　　　compose作曲，写作　　　　 composition 作曲，作文<text:line-break/>　　4.characteristic典型的，有特征的 　　character品质，特性，人物<text:line-break/>　　　characterize刻画，表现，塑造 　　　characterization刻画，塑造 <text:line-break/>　　5.diverse多种多样的，不同的 　　　　 diversified多样化了的，不同的<text:line-break/>　　　 diversify 使…多样化 　　　　　　　diversity多样化，多种多样 <text:line-break/>　　6.tradition传统，习俗　　 tradtional传统的 　　tradtionalist传统主义者， 传统派 <text:line-break/>　　7.construct建设，建造 constructive建设性的，积极的 </text:span><text:span text:style-name="T1"> </text:span><text:span text:style-name="T1">construction建设，修筑，建筑物 <text:line-break/>　　8.fruit水果，果实，成果　fruitful硕果累累的，多产的 　fruitless不结果的，无收效的</text:span></text:p>
      <text:p text:style-name="P4">【语法练习答案】</text:p>
      <text:p text:style-name="P13">Ⅰ.</text:p>
      <text:p text:style-name="P10"><text:span text:style-name="T1">1</text:span><text:span text:style-name="T1">．</text:span><text:span text:style-name="T1">Young as she was，she was quite experienced in this work.  </text:span></text:p>
      <text:p text:style-name="P10"><text:span text:style-name="T1">2．</text:span><text:span text:style-name="T1">Hard as they tried，they couldn't find a solution to this problem.  </text:span></text:p>
      <text:p text:style-name="P10"><text:span text:style-name="T1">3．</text:span><text:span text:style-name="T1">Little did they realize that they had made an important discovery in science.  </text:span></text:p>
      <text:p text:style-name="P10"><text:span text:style-name="T1">4．</text:span><text:span text:style-name="T1">No sooner had we put down the receiver than the telephone rang again. </text:span></text:p>
      <text:p text:style-name="P10"><text:span text:style-name="T1">5．</text:span><text:span text:style-name="T1">Hardly did I expect that his condition would turn for the worse.  </text:span></text:p>
      <text:p text:style-name="P10"><text:span text:style-name="T1">6．</text:span><text:span text:style-name="T1">Not only should we work hard ourselves，we should also get other people interested in the work.  </text:span></text:p>
      <text:p text:style-name="P10"><text:span text:style-name="T1">7．</text:span><text:span text:style-name="T1">Not until you talked with him did he realize the seriousness of his mistake. </text:span></text:p>
      <text:p text:style-name="P10"><text:span text:style-name="T1">8．</text:span><text:span text:style-name="T1">Never did he expect that the project would be completed so soon. </text:span></text:p>
      <text:p text:style-name="P10"><text:span text:style-name="T1">9．</text:span><text:span text:style-name="T1">Rarely did we see anyone so devoted as she to medical science.  </text:span></text:p>
      <text:p text:style-name="P10"><text:span text:style-name="T1">10．</text:span><text:span text:style-name="T1">Scarcely had she said the words when she began to regret it.  </text:span></text:p>
      <text:p text:style-name="P10"><text:span text:style-name="T1">11．</text:span><text:span text:style-name="T1">Ahead of us lie many difficulties.  </text:span></text:p>
      <text:p text:style-name="P10"><text:span text:style-name="T1">12．</text:span><text:span text:style-name="T1">Far in the distance lay ranges of mountains covered with forests. </text:span></text:p>
      <text:p text:style-name="P10"><text:span text:style-name="T1">13．</text:span><text:span text:style-name="T1">Next to him stood Edgar Snow.  </text:span></text:p>
      <text:p text:style-name="P10"><text:span text:style-name="T1">14．</text:span><text:span text:style-name="T1">Standing in the doorway was a young man in blue uniform. 15.Out rushed the man and his wife.</text:span></text:p>
      <text:p text:style-name="P13">Ⅱ.</text:p>
      <text:p text:style-name="P13">A:1.The second point I'll explain later. <text:line-break/>　　　2.This one I shall send by ordinary mail. <text:line-break/>　　　3.All these we shall take into full account. <text:line-break/>　　　4.What you've just said，I'll always keep in mind. <text:line-break/>　　　5.This we shall understand. </text:p>
      <text:p text:style-name="P13">B:1.The time has now come to put an end to this practice.<text:line-break/><text:soft-page-break/>　　　　(修饰the time)<text:line-break/>　　　2.The question will arise of how to prevent air pollution.<text:line-break/>　　　　(修饰the question) <text:line-break/>　　　3.The belief is commonly held that Englishmen are more reserved than Americans.<text:line-break/>　　　　(修饰the belief) <text:line-break/>　　　4.A list will be sent to you of the major items they have produced.<text:line-break/>　　　　(修饰a list) <text:line-break/>　　　5.The order soon came that we have to leave the small town immediately.<text:line-break/>　　　　(修饰order) </text:p>
      <text:p text:style-name="P13">Ⅲ.</text:p>
      <text:p text:style-name="P10"><text:span text:style-name="T1">1．</text:span><text:span text:style-name="T1">He likes sports very much.So does his child.  </text:span></text:p>
      <text:p text:style-name="P10"><text:span text:style-name="T1">2．</text:span><text:span text:style-name="T1">She did not like this idea.Nor did her husband.  </text:span></text:p>
      <text:p text:style-name="P10"><text:span text:style-name="T1">3．</text:span><text:span text:style-name="T1">Only in this way can we expect to do our work well.  </text:span></text:p>
      <text:p text:style-name="P10"><text:span text:style-name="T1">4．</text:span><text:span text:style-name="T1">Not until in 1990 did I know he was a teacher of English. </text:span></text:p>
      <text:p text:style-name="P10"><text:span text:style-name="T1">5．</text:span><text:span text:style-name="T1">Never has any country made so great an effort to develop industry . </text:span></text:p>
      <text:p text:style-name="P10"><text:span text:style-name="T1">6．</text:span><text:span text:style-name="T1">Not far away from the bridge was a tall building.  </text:span></text:p>
      <text:p text:style-name="P10"><text:span text:style-name="T1">7．</text:span><text:span text:style-name="T1">Not only did they work hard，but they worked very well.  </text:span></text:p>
      <text:p text:style-name="P10"><text:span text:style-name="T1">8．</text:span><text:span text:style-name="T1">Before us were walking a crowd of Young Pioneers.  </text:span></text:p>
      <text:p text:style-name="P10"><text:span text:style-name="T1">9．</text:span><text:span text:style-name="T1">Had I been informed earlier，I would have been of help.  </text:span></text:p>
      <text:p text:style-name="P10"><text:span text:style-name="T1">10．</text:span><text:span text:style-name="T1">I worked in a small factory in Wuxi last year.</text:span></text:p>
      <text:p text:style-name="P2"><text:span text:style-name="T6">U</text:span><text:span text:style-name="T6">nit 6</text:span></text:p>
      <text:p text:style-name="P8">第一部分  Text A</text:p>
      <text:p text:style-name="P4">【课文练习答案】</text:p>
      <text:p text:style-name="P13">Ⅰ. 1.a　　 2.c　　 3.c　　 4.c　　 5.b </text:p>
      <text:p text:style-name="P10"><text:span text:style-name="T1">Ⅱ. 1.prevalent　　2.welding　　3.appliance　4.switch </text:span><text:span text:style-name="T1"> </text:span><text:span text:style-name="T1"><text:s text:c="3"/></text:span><text:span text:style-name="T1"><text:s text:c="2"/></text:span><text:span text:style-name="T1">5.artificial 　　 </text:span></text:p>
      <text:p text:style-name="P13">6.identify　 <text:s text:c="6"/>7.convert　　8.discard　　9.defective　　10.assemble</text:p>
      <text:p text:style-name="P13">Ⅲ. 1.f　　 <text:s/>2.d　　 3.b　 <text:s text:c="3"/>4.j 　 <text:s/>5.c　 <text:s text:c="4"/>6.i 　 <text:s text:c="2"/>7.e　 8.g　 9.h 　10.a </text:p>
      <text:p text:style-name="P13">Ⅳ. 1.not　　2.use　 3.sign　 4.one　 5.means　 6.end　　7.him </text:p>
      <text:p text:style-name="P13">Ⅴ. </text:p>
      <text:p text:style-name="P10"><text:span text:style-name="T1">1．</text:span><text:span text:style-name="T1">The use of robots has been increasingly prevalent in recent years.  </text:span></text:p>
      <text:p text:style-name="P10"><text:span text:style-name="T1">2．</text:span><text:span text:style-name="T1">The newly developed robots have the sense of vision ，which allows them to see objects，and the ability of making decisions.  </text:span></text:p>
      <text:p text:style-name="P10"><text:span text:style-name="T1">3．</text:span><text:span text:style-name="T1">Robots are widely used in automotive industry.  </text:span></text:p>
      <text:p text:style-name="P10"><text:span text:style-name="T1">4．</text:span><text:span text:style-name="T1">Both light-sensitive materials and digital cameras are part of photographic equipment.  </text:span></text:p>
      <text:p text:style-name="P10"><text:span text:style-name="T1">5．</text:span><text:span text:style-name="T1">Robots differ greatly from automatic machines.</text:span></text:p>
      <text:p text:style-name="P4">【词汇练习答案】</text:p>
      <text:p text:style-name="P10"><text:span text:style-name="T1">Ⅰ. 1.a.efficiency 　　　b.efficient 　　　c.efficiently <text:line-break/>　　</text:span><text:span text:style-name="T1"> <text:s text:c="3"/></text:span><text:span text:style-name="T1">2.a.has increased　　b.increasingly　　c.increasing <text:line-break/>　　</text:span><text:span text:style-name="T1"> <text:s text:c="3"/></text:span><text:span text:style-name="T1">3.a.completely 　　　b.completed 　　　c.completion <text:line-break/>　　</text:span><text:span text:style-name="T1"> <text:s text:c="3"/></text:span><text:span text:style-name="T1">4.a.intensify　　　　b.intensity</text:span><text:span text:style-name="T1"> </text:span><text:span text:style-name="T1">　　　c.intensive　　　d.intense </text:span></text:p>
      <text:p text:style-name="P13">Ⅱ. 1.reduction 　　2.shade 　　3.appliance　　 4.prevalent　　　<text:soft-page-break/>5.personnel　　</text:p>
      <text:p text:style-name="P19"><text:span text:style-name="T1">6.defective　</text:span><text:span text:style-name="T1"> </text:span><text:span text:style-name="T1"><text:s text:c="2"/>7.specific　8.capable of　  9.in between　 <text:s text:c="2"/>10.asembled　11.expose</text:span></text:p>
      <text:p text:style-name="P13">Ⅲ.</text:p>
      <text:p text:style-name="P10"><text:span text:style-name="T1">1．</text:span><text:span text:style-name="T1">At the critical moment，we should be capable of facing all difficulties.  </text:span></text:p>
      <text:p text:style-name="P10"><text:span text:style-name="T1">2．</text:span><text:span text:style-name="T1">After considering the problem，they switched their attention to other things.  </text:span></text:p>
      <text:p text:style-name="P10"><text:span text:style-name="T1">3．</text:span><text:span text:style-name="T1">Spray painting on the desks.  </text:span></text:p>
      <text:p text:style-name="P10"><text:span text:style-name="T1">4．</text:span><text:span text:style-name="T1">We should expose children to new ideas.  </text:span></text:p>
      <text:p text:style-name="P10"><text:span text:style-name="T1">5．</text:span><text:span text:style-name="T1">We have plenty of natural resources.  </text:span></text:p>
      <text:p text:style-name="P10"><text:span text:style-name="T1">6．</text:span><text:span text:style-name="T1">He is critical of her ignorance of the law.  </text:span></text:p>
      <text:p text:style-name="P10"><text:span text:style-name="T1">7．</text:span><text:span text:style-name="T1">He switched from one job to another in the past three years.</text:span></text:p>
      <text:p text:style-name="P8">第二部分 Text B</text:p>
      <text:p text:style-name="P4">【课文练习答案】</text:p>
      <text:p text:style-name="P13">Ⅰ. 1.T　　2.T　　3.F　 4.T　　5.T　　6.T 　　7.T 　　8.F　　 9.T　 10.T </text:p>
      <text:p text:style-name="P13">Ⅱ. 1.forecast　　2.early warning　　 <text:s text:c="2"/>3.China，Alaska 　4.the energy 　　5.shifting，cracks，faults，crust.　</text:p>
      <text:p text:style-name="P21">6.seismic　　 7.radon,ground water  8.comes from <text:s/>　　9.partial，processes　　　 10.Haicheng，1975 </text:p>
      <text:p text:style-name="P4">【词汇练习答案】</text:p>
      <text:p text:style-name="P13">Ⅰ. 1.b 　　　2.d 　　3.a 　　4.b 　　5.b </text:p>
      <text:p text:style-name="P10"><text:span text:style-name="T1">Ⅱ. 1.analyze　 2.forecast　 3.set up 　4.reliability　</text:span><text:span text:style-name="T1"> <text:s/></text:span><text:span text:style-name="T1">5.preceded 　6.subsided 　　7.speculated 　　8.warnings </text:span></text:p>
      <text:p text:style-name="P2"><text:span text:style-name="T6">U</text:span><text:span text:style-name="T6">nit 7</text:span></text:p>
      <text:p text:style-name="P8">第一部分  Text A</text:p>
      <text:p text:style-name="P4">【课文练习答案】</text:p>
      <text:p text:style-name="P13">Ⅰ. 1.a　　　 2.d　　　 3.b　　 4.d 　　5.c </text:p>
      <text:p text:style-name="P10"><text:span text:style-name="T1">Ⅱ. 1.leisure 　　　2.provide　　　</text:span><text:span text:style-name="T1"> <text:s/></text:span><text:span text:style-name="T1"><text:s/>3.desirable　　 4.strain 　　5.portray 　　　</text:span></text:p>
      <text:p text:style-name="P19"><text:span text:style-name="T1">6.stressful　　 7.context　　　</text:span><text:span text:style-name="T1"> <text:s/></text:span><text:span text:style-name="T1"><text:s/>8.variety </text:span><text:span text:style-name="T1"> <text:s/></text:span><text:span text:style-name="T1">　　9.impart 　　10.motivate </text:span></text:p>
      <text:p text:style-name="P13">Ⅲ. 1.relax　　　　 2.entertain　　　 3.recognize　　 4.possess　　5.observe 　　　</text:p>
      <text:p text:style-name="P19"><text:span text:style-name="T1">6.recreate 　　</text:span><text:span text:style-name="T1"> </text:span><text:span text:style-name="T1">7.satisfy 　</text:span><text:span text:style-name="T1"> <text:s/></text:span><text:span text:style-name="T1">　　8.occupy </text:span><text:span text:style-name="T1"> <text:s text:c="2"/></text:span><text:span text:style-name="T1">　　9.pursue 　</text:span><text:span text:style-name="T1"> <text:s/></text:span><text:span text:style-name="T1">10.attain</text:span></text:p>
      <text:p text:style-name="P13">Ⅳ. 1.at 　2.my 　　3.asked 　　4.honeymoon　　5.forward 　　6.other 　　7.sir </text:p>
      <text:p text:style-name="P13">Ⅴ. </text:p>
      <text:p text:style-name="P10"><text:span text:style-name="T1">1．</text:span><text:span text:style-name="T1">The term “Quality of life”covers a wide scope.  </text:span></text:p>
      <text:p text:style-name="P10"><text:span text:style-name="T1">2．</text:span><text:span text:style-name="T1">In a fast-faced stressful society，setting aside some time for relaxation is good for health.  </text:span></text:p>
      <text:p text:style-name="P10"><text:span text:style-name="T1">3．</text:span><text:span text:style-name="T1">People's interests and preference are related to social contexts and their individual learning experience.  </text:span></text:p>
      <text:p text:style-name="P10"><text:soft-page-break/><text:span text:style-name="T1">4．</text:span><text:span text:style-name="T1">The positive attitude underlies people's creative use of their spare time.  </text:span></text:p>
      <text:p text:style-name="P10"><text:span text:style-name="T1">5．</text:span><text:span text:style-name="T1">Researchers and observations show that people are more and more concerned with quality of life. </text:span></text:p>
      <text:p text:style-name="P4">【词汇练习答案】</text:p>
      <text:p text:style-name="P10"><text:span text:style-name="T1">Ⅰ. 1.a.desirability 名词，在句中作宾语 　b.desires句中缺少中心词，作主语 　c.desirable形容词作表语 <text:line-break/>　　　　2.a.occupation under enemy occupation在敌人的控制之下 　　b.occupies 句中缺少谓语 <text:line-break/>　　　　　c.occupant“the+形容词”表示一类人 　d.occupation职责 <text:line-break/>　　　　3.a.preference名词，表示“偏爱” b.preferably副词作状语 c.preferable形容词作表语 </text:span><text:span text:style-name="T1"> </text:span><text:span text:style-name="T1">d.prefer动词作谓语 <text:line-break/>　　　　4.a.recognizable形容词作定语 </text:span><text:span text:style-name="T1"> <text:s/></text:span><text:span text:style-name="T1">　b.recognition beyond recognition不可辨认，辨认不出 　c.recognize <text:line-break/>　　　　5.a.satisfaction 　b.satisfied 　c.satisfactory形容词作表语 　d.satisfy 　　e.satisfying </text:span></text:p>
      <text:p text:style-name="P25"><text:span text:style-name="T1">Ⅱ. 1.urban　 </text:span><text:span text:style-name="T1"><text:s text:c="7"/></text:span><text:span text:style-name="T1">2.satisfaction 　3.relaxation 　</text:span><text:span text:style-name="T1"> <text:s/></text:span><text:span text:style-name="T1">4.has acquired 　　5.cocerned with 　　6.motivated 　　</text:span></text:p>
      <text:p text:style-name="P19"><text:span text:style-name="T1">7.possession 　　8.impact 　　　　9.participation </text:span><text:span text:style-name="T1"><text:s/></text:span><text:span text:style-name="T1">10.loom 　　　　</text:span><text:span text:style-name="T1"> <text:s text:c="2"/></text:span><text:span text:style-name="T1">11.portrayed 　</text:span><text:span text:style-name="T1"> <text:s text:c="2"/></text:span><text:span text:style-name="T1">　12.desirable </text:span></text:p>
      <text:p text:style-name="P13">Ⅲ.</text:p>
      <text:p text:style-name="P10"><text:span text:style-name="T1">1．</text:span><text:span text:style-name="T1">He always takes a positive attitude in correcting the mistakes of hi s students.  </text:span></text:p>
      <text:p text:style-name="P10"><text:span text:style-name="T1">2．</text:span><text:span text:style-name="T1">Before going aboard the plane，the passengers attached a tag to their handbags. </text:span></text:p>
      <text:p text:style-name="P10"><text:span text:style-name="T1">3．</text:span><text:span text:style-name="T1">His skin color is not necessarily relevant to his being a good lawyer . </text:span></text:p>
      <text:p text:style-name="P10"><text:span text:style-name="T1">4．</text:span><text:span text:style-name="T1">A large ship was looming in the heavy fog. </text:span></text:p>
      <text:p text:style-name="P10"><text:span text:style-name="T1">5．</text:span><text:span text:style-name="T1">That's not a mistake on our part.  </text:span></text:p>
      <text:p text:style-name="P10"><text:span text:style-name="T1">6．</text:span><text:span text:style-name="T1">Schools should set as their objective the attainment of a balanced development of the students. </text:span><text:span text:style-name="T1"><draw:frame draw:style-name="fr1" draw:name="graphics1" text:anchor-type="as-char" svg:width="0.503cm" svg:height="0.397cm" draw:z-index="0"><draw:image xlink:href="Pictures/10000200000000130000000F6117FD90.png" xlink:type="simple" xlink:show="embed" xlink:actuate="onLoad"/></draw:frame></text:span></text:p>
      <text:p text:style-name="P4"/>
      <text:p text:style-name="P4"/>
      <text:p text:style-name="P4"/>
      <text:p text:style-name="P4"/>
      <text:p text:style-name="P8">第二部分 Text B</text:p>
      <text:p text:style-name="P4">【课文练习答案】</text:p>
      <text:p text:style-name="P13">Ⅰ. 1.T　　 2.T　　 3.T 　　4.T　　 5.T　　6.F　　 7.F　　 8.F　　 9.F　　 10.T </text:p>
      <text:p text:style-name="P10"><text:span text:style-name="T1">Ⅱ. 1.elusive　 　　2.tricky　　　 3.waste，control　　　4.quick sand　  </text:span><text:span text:style-name="T1"><text:s/></text:span><text:span text:style-name="T1">5.control　　  6.slave 　　7.flexible 　</text:span></text:p>
      <text:p text:style-name="P21">8.appointments，addresses，telephone numbers 　　9.underestimate，overestimate 　10.temptations </text:p>
      <text:p text:style-name="P4">【词汇练习答案】</text:p>
      <text:p text:style-name="P13">Ⅰ. 1.B 　　2.C　　 3.D　　 4.A　　 5.D </text:p>
      <text:p text:style-name="P13"><text:soft-page-break/>Ⅱ. 1.b　　 2.c 　　3.c　　 4.c　　 5.c </text:p>
      <text:p text:style-name="P2"><text:span text:style-name="T6">U</text:span><text:span text:style-name="T6">nit 8</text:span></text:p>
      <text:p text:style-name="P8">第一部分  Text A</text:p>
      <text:p text:style-name="P4">【课文练习答案】</text:p>
      <text:p text:style-name="P26">Ⅰ. 1.c　　 2.b　　 3.c　　 4.b 　　5.</text:p>
      <text:p text:style-name="P26">Ⅱ. 1.minimize　　　 2.local　　　　　　3.instantaneously 　　4.regulate　　　　5.interact　　 　</text:p>
      <text:p text:style-name="P19"><text:span text:style-name="T1">6.timing</text:span><text:span text:style-name="T1"> <text:s text:c="4"/></text:span><text:span text:style-name="T1">　　7.alarm clock 　</text:span><text:span text:style-name="T1"> </text:span><text:span text:style-name="T1">　8.discrepancy　</text:span><text:span text:style-name="T1"> <text:s text:c="4"/></text:span><text:span text:style-name="T1">　9.destined </text:span><text:span text:style-name="T1"> <text:s text:c="5"/></text:span><text:span text:style-name="T1">10.feasible  </text:span></text:p>
      <text:p text:style-name="P13">Ⅲ. 1.are　　　 2.for 　　3.the 　　4.again 　　5.into 　　6.the 　　　7.the 　　8.and</text:p>
      <text:p text:style-name="P13">Ⅳ. </text:p>
      <text:p text:style-name="P10"><text:span text:style-name="T1">1．</text:span><text:span text:style-name="T1">It is not diffcult to understand the discomfort that rapid travel brings to the body. </text:span></text:p>
      <text:p text:style-name="P10"><text:span text:style-name="T1">2．</text:span><text:span text:style-name="T1">One of the reasons for this is that different activities of the human body are controlled by various actors. </text:span></text:p>
      <text:p text:style-name="P10"><text:span text:style-name="T1">3．</text:span><text:span text:style-name="T1">Protein in food stimulates wakefulness,while carbohydrates promote sleep. </text:span></text:p>
      <text:p text:style-name="P10"><text:span text:style-name="T1">4．</text:span><text:span text:style-name="T1">The problem of Jet Lag is one every international traveler comes acoss at some time. </text:span></text:p>
      <text:p text:style-name="P10"><text:span text:style-name="T1">5．</text:span><text:span text:style-name="T1">It is not feasible to wait several days until the adjusting mechanism of the body is adjusted to the new time zone.</text:span></text:p>
      <text:p text:style-name="P4">【词汇练习答案】</text:p>
      <text:p text:style-name="P10"><text:span text:style-name="T1">Ⅰ. 1.a.negotiable　　 b.negotiate　　 c.negotiation<text:line-break/>　</text:span><text:span text:style-name="T1"> <text:s text:c="3"/></text:span><text:span text:style-name="T1">　2.a.regulation 　　b.regulate 　　</text:span><text:span text:style-name="T1"> </text:span><text:span text:style-name="T1">c.regulatory　　</text:span><text:span text:style-name="T1"> </text:span><text:span text:style-name="T1">d.regularized<text:line-break/>　　</text:span><text:span text:style-name="T1"> <text:s text:c="3"/></text:span><text:span text:style-name="T1">3.a.assumes 　　　 b.assuming 　　</text:span><text:span text:style-name="T1"> </text:span><text:span text:style-name="T1">c.assumed　　　　d.assumption<text:line-break/>　</text:span><text:span text:style-name="T1"> <text:s text:c="3"/></text:span><text:span text:style-name="T1">　4.a.periodically 　b.periodical 　</text:span><text:span text:style-name="T1"> </text:span><text:span text:style-name="T1">c.periodicity　</text:span><text:span text:style-name="T1"> </text:span><text:span text:style-name="T1"><text:s/>d.period</text:span></text:p>
      <text:p text:style-name="P13">Ⅱ. 1.does synchronize 　 2.discrepancies 　　3.internal　　4.resets 　　5.out of step　　 6.external　　7.overcome 　　　　　　</text:p>
      <text:p text:style-name="P19"><text:span text:style-name="T1">8.destination　　9.mechanism</text:span><text:span text:style-name="T1"> <text:s/></text:span><text:span text:style-name="T1">　10.neutral 　</text:span><text:span text:style-name="T1"> <text:s/></text:span><text:span text:style-name="T1">11.lags 　　12.to advantage</text:span><text:span text:style-name="T1"> <text:s text:c="2"/></text:span><text:span text:style-name="T1">13.feasible　</text:span><text:span text:style-name="T1"> </text:span><text:span text:style-name="T1">14.instantaneously</text:span></text:p>
      <text:p text:style-name="P13">Ⅲ. </text:p>
      <text:p text:style-name="P10"><text:span text:style-name="T1">1．</text:span><text:span text:style-name="T1">We should promote mutual understanding between our two nations. </text:span></text:p>
      <text:p text:style-name="P10"><text:span text:style-name="T1">2．</text:span><text:span text:style-name="T1">The project seems to be feasible. </text:span></text:p>
      <text:p text:style-name="P10"><text:span text:style-name="T1">3．</text:span><text:span text:style-name="T1">He is out of step with modern life. </text:span></text:p>
      <text:p text:style-name="P10"><text:span text:style-name="T1">4．</text:span><text:span text:style-name="T1">We should transcend ourselves before overcoming the difficulties. </text:span></text:p>
      <text:p text:style-name="P10"><text:span text:style-name="T1">5．</text:span><text:span text:style-name="T1">There exists a remarkable lag between his idea and his action. </text:span></text:p>
      <text:p text:style-name="P10"><text:span text:style-name="T1">6．</text:span><text:span text:style-name="T1">The model is seeking an opportunity to show her off to advantage. </text:span></text:p>
      <text:p text:style-name="P10"><text:span text:style-name="T1">7．</text:span><text:span text:style-name="T1">Your assumption is not based on adequate facts.</text:span></text:p>
      <text:p text:style-name="P8">第二部分 Text B</text:p>
      <text:p text:style-name="P4">【课文练习答案】</text:p>
      <text:p text:style-name="P13">Ⅰ. 1.T　　2.T　 3.T　　4.T　　5.F　　6.F　 7.F　 8.T　　9.F　　10.F</text:p>
      <text:p text:style-name="P10"><text:span text:style-name="T1">Ⅱ. 1.centering one's attention 　　2.varies　　3.constant　  4.distraction　5.symptom　　 6.routine<text:line-break/></text:span><text:soft-page-break/><text:span text:style-name="T1">　　7.central focal 　　　8.physiological,physical</text:span><text:span text:style-name="T1"> <text:s/></text:span><text:span text:style-name="T1">　9.goal,direction　　　 10.the ability</text:span></text:p>
      <text:p text:style-name="P4">【词汇练习答案】</text:p>
      <text:p text:style-name="P13">1.productivity 　2.distract 　3.fluctuates　　4.exceptional 　　5.misled　　 6.true of<text:line-break/>　　7.attend to　　 8.appreciate　　 9.typical　　10.Motivation 　　11.contrary to　　 12.hinder,from　</text:p>
      <text:p text:style-name="P9"/>
      <text:p text:style-name="P2"><text:span text:style-name="T6">U</text:span><text:span text:style-name="T6">nit 9</text:span></text:p>
      <text:p text:style-name="P8">第一部分  Text A</text:p>
      <text:p text:style-name="P4">【课文练习答案】</text:p>
      <text:p text:style-name="P1"><text:span text:style-name="T1">Ⅰ. 1.b(答案见第一段第三行) 　　2.c(para.2)　　3.c(para.3最后一行) </text:span><text:span text:style-name="T1"> <text:s/></text:span><text:span text:style-name="T1">　4.a.(para.linel,2,3)</text:span><text:span text:style-name="T1"> </text:span><text:span text:style-name="T1">　　5.d</text:span></text:p>
      <text:p text:style-name="P1"><text:span text:style-name="T1">Ⅱ. 1.approximate 　2.aged 　　</text:span><text:span text:style-name="T1"> <text:s text:c="5"/></text:span><text:span text:style-name="T1">3.paradox　　　4.apparent　</text:span><text:span text:style-name="T1"> <text:s/></text:span><text:span text:style-name="T1">　5.composition　　　 </text:span></text:p>
      <text:p text:style-name="P10"><text:span text:style-name="T1">6.elsewhere 　　7.elementary　　 8.alter </text:span><text:span text:style-name="T1"> <text:s/></text:span><text:span text:style-name="T1">　　9.precede 　　　</text:span><text:span text:style-name="T1"> </text:span><text:span text:style-name="T1">10.slippery</text:span></text:p>
      <text:p text:style-name="P1"><text:span text:style-name="T1">Ⅲ. 1.c. advantageous——disadvantageous　　</text:span><text:span text:style-name="T1"> <text:s text:c="3"/></text:span><text:span text:style-name="T1">2.a. slippery——stable<text:line-break/>　　3.h. upwards——downwards　　　　　　　　　</text:span><text:span text:style-name="T1"> </text:span><text:span text:style-name="T1">4.g. dependent——independent<text:line-break/>　　5.c. wealthy——poor　　　　　　　　　　　　6.b. lengthen——shorten<text:line-break/>　　7.i. different——same　　　　　　　　　　　8.f. active——inactive<text:line-break/>　　9.j. birth——death　　　　　　　　　　　　10.d. effective——ineffective</text:span></text:p>
      <text:p text:style-name="P4">Ⅳ. 1.test　 2.doctor　　3.test 　4.My　　5.arrived 　　6.at　　7.opened</text:p>
      <text:p text:style-name="P4">Ⅴ. </text:p>
      <text:p text:style-name="P10"><text:span text:style-name="T1">1．</text:span><text:span text:style-name="T1">Aging has become a social problem. </text:span></text:p>
      <text:p text:style-name="P10"><text:span text:style-name="T1">2．</text:span><text:span text:style-name="T1">People are against the idea that it comes from the fall of the birth rate. </text:span></text:p>
      <text:p text:style-name="P10"><text:span text:style-name="T1">3．</text:span><text:span text:style-name="T1">Expectations of life are due to various factors. </text:span></text:p>
      <text:p text:style-name="P10"><text:span text:style-name="T1">4．</text:span><text:span text:style-name="T1">The estimates of life are the average prediction of how long a person can live. </text:span></text:p>
      <text:p text:style-name="P10"><text:span text:style-name="T1">5．</text:span><text:span text:style-name="T1">Long life is altering our life,and our society.</text:span></text:p>
      <text:p text:style-name="P4">【词汇练习答案】</text:p>
      <text:p text:style-name="P10"><text:span text:style-name="T1">Ⅰ. 1.a.appreciation 　　b.appreciate 　　c.appreciative<text:line-break/>　　</text:span><text:span text:style-name="T1"> <text:s text:c="3"/></text:span><text:span text:style-name="T1">2.a.activity 　　　　b.activated 　　　c.active　　　 </text:span><text:span text:style-name="T1"><text:s text:c="5"/></text:span><text:span text:style-name="T1">d.inactive<text:line-break/>　　</text:span><text:span text:style-name="T1"> <text:s text:c="3"/></text:span><text:span text:style-name="T1">3.a.continues 　　　 b.continued 　　　c.continuation　　　d.continuous　　　 e.continuing<text:line-break/>　　</text:span><text:span text:style-name="T1"> <text:s text:c="3"/></text:span><text:span text:style-name="T1">4.a.expect 　　　　　b.expectant　　　 c.expectancy 　</text:span><text:span text:style-name="T1"> <text:s text:c="4"/></text:span><text:span text:style-name="T1">d.expectation</text:span></text:p>
      <text:p text:style-name="P10"><text:span text:style-name="T1">Ⅱ. 1.classify　　　  2.salient 　　</text:span><text:span text:style-name="T1"> <text:s text:c="2"/></text:span><text:span text:style-name="T1">3.liability 　　　4.altered　</text:span><text:span text:style-name="T1"> <text:s text:c="3"/></text:span><text:span text:style-name="T1">　5.paradox 　　　　</text:span></text:p>
      <text:p text:style-name="P19"><text:span text:style-name="T1">6.lengthens　 </text:span><text:span text:style-name="T1"><text:s text:c="4"/></text:span><text:span text:style-name="T1">7.dependency 　　8.revision</text:span><text:span text:style-name="T1"> <text:s text:c="3"/></text:span><text:span text:style-name="T1">　　9.upwards 　　　</text:span><text:span text:style-name="T1"> </text:span><text:span text:style-name="T1">10.approximates</text:span></text:p>
      <text:p text:style-name="P13">Ⅲ.</text:p>
      <text:p text:style-name="P10"><text:span text:style-name="T1">1．</text:span><text:span text:style-name="T1">He always neglects his own health. </text:span></text:p>
      <text:p text:style-name="P10"><text:span text:style-name="T1">2．</text:span><text:span text:style-name="T1">The price of the goods is quite out of proportion to its value. </text:span></text:p>
      <text:p text:style-name="P10"><text:soft-page-break/><text:span text:style-name="T1">3．</text:span><text:span text:style-name="T1">His description of the event approximates to the fact. </text:span></text:p>
      <text:p text:style-name="P10"><text:span text:style-name="T1">4．</text:span><text:span text:style-name="T1">He barely acknowledged the errors in his statement. </text:span></text:p>
      <text:p text:style-name="P10"><text:span text:style-name="T1">5．</text:span><text:span text:style-name="T1">Warm applause indicated their appreciation of the performance. </text:span></text:p>
      <text:p text:style-name="P10"><text:span text:style-name="T1">6．</text:span><text:span text:style-name="T1">Memory can be classified into longterm memory and short-term memory. </text:span></text:p>
      <text:p text:style-name="P10"><text:span text:style-name="T1">7．</text:span><text:span text:style-name="T1">Things altered completely.</text:span></text:p>
      <text:p text:style-name="P4">第二部分 Text B</text:p>
      <text:p text:style-name="P4">【课文练习答案】</text:p>
      <text:p text:style-name="P13">Ⅰ. 1.T　 2.T　　3.F　 4.T　 5.T 　6.F 　7.F　 8.F　 9.T　 10.T</text:p>
      <text:p text:style-name="P10"><text:span text:style-name="T1">Ⅱ. 1.pride,belief 　　2.responsible,honest,loving</text:span><text:span text:style-name="T1"> </text:span><text:span text:style-name="T1">　3.temporary,manageable,emerge 　4.acting,talking<text:line-break/>　　</text:span><text:span text:style-name="T1"> <text:s text:c="3"/></text:span><text:span text:style-name="T1">5.isolated,lonely,received.　</text:span><text:span text:style-name="T1"> <text:s text:c="2"/></text:span><text:span text:style-name="T1">6.a smile,a good grade on a report card,pride　</text:span></text:p>
      <text:p text:style-name="P21">7.hear,see,think,rude,inconsiderate,rough　　8.contribute,within　　9.throughout　 10.positive attitudes</text:p>
      <text:p text:style-name="P4">【词汇练习答案】</text:p>
      <text:p text:style-name="P10"><text:span text:style-name="T1">1.esteem 　2.take advantage of 　3.easy to be coped with　　4.handle　　 5.appropriate　　6.infant's<text:line-break/>　　7.withdraw　</text:span><text:span text:style-name="T1"> <text:s/></text:span><text:span text:style-name="T1"><text:s/>8.really　　　 9.worthless 　　10.outcome</text:span></text:p>
      <text:p text:style-name="P2"><text:span text:style-name="T6">U</text:span><text:span text:style-name="T6">nit 10</text:span></text:p>
      <text:p text:style-name="P8">第一部分  Text A</text:p>
      <text:p text:style-name="P4">【课文练习答案】</text:p>
      <text:p text:style-name="P13">Ⅰ.1.d 　　2.b 　　3.c　　 4.b　　 5.d</text:p>
      <text:p text:style-name="P10"><text:span text:style-name="T1">Ⅱ. 1.beat(defeat) 　　2.decisive(critical)　　3.faithfulness(loyalty) </text:span><text:span text:style-name="T1"> <text:s/></text:span><text:span text:style-name="T1">4.forceful effect(impact)　　</text:span></text:p>
      <text:p text:style-name="P13">5.finally(ultimately)　　6.difficult(tough)　7.support(approval)　　8.arouse;excite(stir)　　　</text:p>
      <text:p text:style-name="P13">9.the position of a president(presidency)　　10.overpowering(overwhelming)</text:p>
      <text:p text:style-name="P10"><text:span text:style-name="T1">Ⅲ. 1.strategy　 2.election 　3.democracy　 4.presidency　</text:span><text:span text:style-name="T1"> <text:s/></text:span><text:span text:style-name="T1">5.economy　　　　 </text:span></text:p>
      <text:p text:style-name="P10"><text:span text:style-name="T1">6.constitution　 7.loyalty 　</text:span><text:span text:style-name="T1"> </text:span><text:span text:style-name="T1">8.motivation　　9.certainty　　10.provision</text:span></text:p>
      <text:p text:style-name="P13">Ⅲ. for,lost,without,cost,buy,rage,altered</text:p>
      <text:p text:style-name="P13">Ⅳ. </text:p>
      <text:p text:style-name="P10"><text:span text:style-name="T1">1．</text:span><text:span text:style-name="T1">In the United States,presidential elections occur every 4 years. </text:span></text:p>
      <text:p text:style-name="P10"><text:span text:style-name="T1">2．</text:span><text:span text:style-name="T1">Usually a major－party nominee has a higher approval rating than a minor－party nominee. </text:span></text:p>
      <text:p text:style-name="P10"><text:span text:style-name="T1">3．</text:span><text:span text:style-name="T1">Strategy is critical in the presidential election. </text:span></text:p>
      <text:p text:style-name="P10"><text:span text:style-name="T1">4．</text:span><text:span text:style-name="T1">In order to get the votes,the presidential candidates are particularly concerned with the important states. </text:span></text:p>
      <text:p text:style-name="P10"><text:span text:style-name="T1">5．</text:span><text:span text:style-name="T1">Out of a dozen political parties in America,only two are the leading ones.</text:span></text:p>
      <text:p text:style-name="P4">【词汇练习答案】</text:p>
      <text:p text:style-name="P10"><text:span text:style-name="T1">Ⅰ. 1.a.strategical　　 b.strategically　　c.strategy　　</text:span><text:span text:style-name="T1"> <text:s text:c="3"/></text:span><text:span text:style-name="T1"><text:s/>d.strategist<text:line-break/>　　　　2.a.represent 　　　b.representation　</text:span><text:span text:style-name="T1"> </text:span><text:span text:style-name="T1">c.representative<text:line-break/>　　　　3.a.democratic 　　 b.democracy　　　　c.democrat<text:line-break/>　　　　4.a.nominal　　　　 b.nominate　　　　</text:span><text:span text:style-name="T1"> </text:span><text:span text:style-name="T1">c.nomination </text:span><text:span text:style-name="T1"><text:s text:c="6"/></text:span><text:span text:style-name="T1">d.nominee</text:span></text:p>
      <text:p text:style-name="P26"><text:soft-page-break/>Ⅱ. 1.certainty　　  2.impact　　　3.provision 　　4.stirring　　　　5.election　　　</text:p>
      <text:p text:style-name="P19"><text:span text:style-name="T1">6.declined　　</text:span><text:span text:style-name="T1"> <text:s text:c="2"/></text:span><text:span text:style-name="T1">7.pursued 　　8.Congress　　　9.overwhelming 　10.loyalty</text:span></text:p>
      <text:p text:style-name="P13">Ⅲ.</text:p>
      <text:p text:style-name="P10"><text:span text:style-name="T1">1．</text:span><text:span text:style-name="T1">His return to the country will bring great impact on the political circle. </text:span></text:p>
      <text:p text:style-name="P10"><text:span text:style-name="T1">2．</text:span><text:span text:style-name="T1">Everyone should be concerned with the country's future. </text:span></text:p>
      <text:p text:style-name="P10"><text:span text:style-name="T1">3．</text:span><text:span text:style-name="T1">Hong Kong's return stirs very greatly all over the world. </text:span></text:p>
      <text:p text:style-name="P10"><text:span text:style-name="T1">4．</text:span><text:span text:style-name="T1">I identify the stolen taperecorder as mine. </text:span></text:p>
      <text:p text:style-name="P10"><text:span text:style-name="T1">5．</text:span><text:span text:style-name="T1">He is one of the most authoritative representatives. </text:span></text:p>
      <text:p text:style-name="P10"><text:span text:style-name="T1">6．</text:span><text:span text:style-name="T1">He is determined to persue the postgraduate study.</text:span></text:p>
      <text:p text:style-name="P8">第二部分 Text B</text:p>
      <text:p text:style-name="P4">【课文练习答案】</text:p>
      <text:p text:style-name="P13">Ⅰ. 1.T 　2.T 　3.T 　　4.F　　5.F　　 6.F　　7.F　　 8.T　　 9.T 　　10.F</text:p>
      <text:p text:style-name="P10"><text:span text:style-name="T1">Ⅱ.1.twoparty,</text:span><text:span text:style-name="T1"> </text:span><text:span text:style-name="T1">Democratic,Republican　2.poll,cast　3.rivalry</text:span><text:span text:style-name="T1"> <text:s/></text:span><text:span text:style-name="T1">4.rooted 　5.conducted　</text:span><text:span text:style-name="T1">6</text:span><text:span text:style-name="T1">.favors,maintain,dominant</text:span><text:span text:style-name="T1"> </text:span><text:span text:style-name="T1"><text:s/></text:span></text:p>
      <text:p text:style-name="P22"><text:span text:style-name="T1">7.automatic,inevitable　</text:span><text:span text:style-name="T1"> </text:span><text:span text:style-name="T1">8.in power,overturned 　　9.monopolize　10.extreme,moderate</text:span></text:p>
      <text:p text:style-name="P4">【词汇练习答案】</text:p>
      <text:p text:style-name="P10"><text:span text:style-name="T1">Ⅰ. 1.majority　 2.broken　 3.dozen　  4.came into power　　5.opposition 　6.transfer　 7.belongs to 　8.nominated<text:line-break/>　　</text:span><text:span text:style-name="T1"> <text:s text:c="3"/></text:span><text:span text:style-name="T1">9.in favor of 　　10.overturned</text:span></text:p>
      <text:p text:style-name="P10"><text:span text:style-name="T1">Ⅱ. 1.dominate(支配，占优势) 　dominant(支配的，占优势的)　　dominaticn(控制，统治) 　dominance(优势，统治)<text:line-break/>　　</text:span><text:span text:style-name="T1"> <text:s text:c="3"/></text:span><text:span text:style-name="T1">2.compete(竞争) 　　　　　</text:span><text:span text:style-name="T1"> </text:span><text:span text:style-name="T1">competitor(竞争者)　　　</text:span><text:span text:style-name="T1"> <text:s text:c="5"/></text:span><text:span text:style-name="T1">competition(竞争) 　　　 competitive(竞争的)<text:line-break/>　　</text:span><text:span text:style-name="T1"> <text:s text:c="3"/></text:span><text:span text:style-name="T1">3.opposition(反对)　　　　 oppose(反对)</text:span><text:span text:style-name="T1"> <text:s text:c="11"/></text:span><text:span text:style-name="T1">　　　opposite(反对的，对立的)</text:span></text:p>
      <text:p text:style-name="P10"><text:span text:style-name="T1">　　4.carry on(继续，经营) carry out(执行，实行)</text:span><text:span text:style-name="T1"> <text:s text:c="6"/></text:span><text:span text:style-name="T1">　　　carry away(使失去自控能力，使失去理智)</text:span></text:p>
      <text:p text:style-name="P10"><text:span text:style-name="T1">　　5.nominate(提名，任命，命名) 　nomination(提名，任命)　　nominee(被提名者)　</text:span><text:span text:style-name="T1"> </text:span><text:span text:style-name="T1"><text:s/>nominal(名义上的)<text:line-break/>　　</text:span><text:span text:style-name="T1"> <text:s text:c="3"/></text:span><text:span text:style-name="T1">6.collect(收集)　　 collection(收集、收藏)　　collective(集体的)<text:line-break/>　　</text:span><text:span text:style-name="T1"> <text:s text:c="3"/></text:span><text:span text:style-name="T1">7.automatic(自动的) 　　automatically(自动地)　　automobile(汽车) 　　automotive(汽车的，自动推进的)<text:line-break/>　　</text:span><text:span text:style-name="T1"> <text:s text:c="3"/></text:span><text:span text:style-name="T1">8.elect(选举) election(选举)　　electorate(全体选民，选区)</text:span></text:p>
      <text:p text:style-name="P2"><text:span text:style-name="T6">U</text:span><text:span text:style-name="T6">nit 11</text:span></text:p>
      <text:p text:style-name="P8">第一部分  Text A</text:p>
      <text:p text:style-name="P13">【课文练习答案】</text:p>
      <text:p text:style-name="P13">Ⅰ. 1.b　　　 2.d　　 3.a　　 4.d　　 5.d</text:p>
      <text:p text:style-name="P13">Ⅱ. 1.disorder 　　2.advance 　　3.irrelevant　　 4.misleading　　5.irresponsible　</text:p>
      <text:p text:style-name="P19"><text:span text:style-name="T1">6.eventual　</text:span><text:span text:style-name="T1"> <text:s/></text:span><text:span text:style-name="T1"><text:s/>7.decline 　　8.undergo　　</text:span><text:span text:style-name="T1"> <text:s text:c="3"/></text:span><text:span text:style-name="T1">9.alternative 　</text:span><text:soft-page-break/><text:span text:style-name="T1">10.ethical</text:span></text:p>
      <text:p text:style-name="P10"><text:span text:style-name="T1">Ⅲ. 1.a.anaesthetics　　 b.vaccines　　 c.treatment for diabetes　　　d.cancer 　　　 e.developmental disorders<text:line-break/>　　</text:span><text:span text:style-name="T1"> <text:s text:c="3"/></text:span><text:span text:style-name="T1">2.a.reduction 　　　　b.refinement　c.replacement<text:line-break/>　　　</text:span><text:span text:style-name="T1"> <text:s text:c="3"/></text:span><text:span text:style-name="T1">a.reducing the use of animals in the experiments<text:line-break/>　　　</text:span><text:span text:style-name="T1"> <text:s text:c="3"/></text:span><text:span text:style-name="T1">b.improving the conditions of the animal in experiments<text:line-break/>　　　</text:span><text:span text:style-name="T1"> <text:s text:c="3"/></text:span><text:span text:style-name="T1">c.completely getting rid of the use of animals in the experiments.<text:line-break/>　</text:span><text:span text:style-name="T1"> <text:s text:c="3"/></text:span><text:span text:style-name="T1">　3.all the animals in a test group are given a substance until half　of them die;</text:span></text:p>
      <text:p text:style-name="P13">　　　using a fixed amount,using fewer animals,not requiring them to die. </text:p>
      <text:p text:style-name="P13">Ⅳ. in, children, kids, at, of, green, nine, she, soldiers </text:p>
      <text:p text:style-name="P13">Ⅴ. </text:p>
      <text:p text:style-name="P10"><text:span text:style-name="T1">1．</text:span><text:span text:style-name="T1">Animal research has contributed a lot to the human medical development. </text:span></text:p>
      <text:p text:style-name="P10"><text:span text:style-name="T1">2．</text:span><text:span text:style-name="T1">People have different attitudes toward whether animal re-se arch is relevant to human health. </text:span></text:p>
      <text:p text:style-name="P10"><text:span text:style-name="T1">3．</text:span><text:span text:style-name="T1">The number of animals used in experiments has declined over the past 20 years. </text:span></text:p>
      <text:p text:style-name="P10"><text:span text:style-name="T1">4．</text:span><text:span text:style-name="T1">The new research result shows that some experiments can be done without the use of animals. </text:span></text:p>
      <text:p text:style-name="P10"><text:span text:style-name="T1">5．</text:span><text:span text:style-name="T1">Although medical techniques become more and more advanced, stopping testing on animals altogether is a long way away.</text:span></text:p>
      <text:p text:style-name="P4">【词汇练习答案】</text:p>
      <text:p text:style-name="P10"><text:span text:style-name="T1">Ⅰ. 1.a.develop　　　 b.developmental 　　c.development<text:line-break/>　　</text:span><text:span text:style-name="T1"> <text:s text:c="3"/></text:span><text:span text:style-name="T1">2.a.relevance 　　b.irrelevant　　　　c.relevant 　</text:span><text:span text:style-name="T1"> <text:s/></text:span><text:span text:style-name="T1">　d.relevantly<text:line-break/>　　</text:span><text:span text:style-name="T1"> <text:s text:c="3"/></text:span><text:span text:style-name="T1">3.a.inresponsible b.responsible　　　 c.responsibility<text:line-break/>　　</text:span><text:span text:style-name="T1"> <text:s text:c="3"/></text:span><text:span text:style-name="T1">4.a.Ethics　　　　b.ethical 　　　　　c.unethical</text:span></text:p>
      <text:p text:style-name="P13">Ⅱ. 1.paralysed 　　2.regeneration　　 3.simulating 　　4.suitable　　5.misleading 　　　</text:p>
      <text:p text:style-name="P19"><text:span text:style-name="T1">6.replace 　　　7.eventual　　　　 8.disorder</text:span><text:span text:style-name="T1"> <text:s text:c="2"/></text:span><text:span text:style-name="T1">　　9.lethal 　　 10.undergo</text:span></text:p>
      <text:p text:style-name="P13">Ⅲ. </text:p>
      <text:p text:style-name="P10"><text:span text:style-name="T1">1．</text:span><text:span text:style-name="T1">The artist reproduced every detail of your appearance in the picture. </text:span></text:p>
      <text:p text:style-name="P10"><text:span text:style-name="T1">2．</text:span><text:span text:style-name="T1">We should aim for higher productivity. </text:span></text:p>
      <text:p text:style-name="P10"><text:span text:style-name="T1">3．</text:span><text:span text:style-name="T1">He offered the argument which was central to the problem. </text:span></text:p>
      <text:p text:style-name="P10"><text:span text:style-name="T1">4．</text:span><text:span text:style-name="T1">I think his words are irrelevant to our topic. </text:span></text:p>
      <text:p text:style-name="P10"><text:span text:style-name="T1">5．</text:span><text:span text:style-name="T1">Since more and more people are entering the city,the security in the city is undergoing a change.</text:span></text:p>
      <text:p text:style-name="P8">第二部分 Text B</text:p>
      <text:p text:style-name="P4">【课文练习答案】</text:p>
      <text:p text:style-name="P13">Ⅰ. 1.T　 2.T　　3.F　 4.T　 5.F　　6.F　 7.T　 8.F　 9.F 　10.F</text:p>
      <text:p text:style-name="P10"><text:span text:style-name="T1">Ⅱ. 1.lovable,delightful,favored 　2.humanity　　3.patient,understanding 　　4.attaches,going and coming<text:line-break/>　　</text:span><text:span text:style-name="T1"> <text:s text:c="3"/></text:span><text:span text:style-name="T1">5.takes all,gives nothing,contented,serene</text:span><text:span text:style-name="T1"> </text:span><text:span text:style-name="T1">　6.more imperative</text:span><text:span text:style-name="T1"> <text:s/></text:span><text:span text:style-name="T1">7.purchase,health care,feeding,housing,training<text:line-break/></text:span><text:soft-page-break/><text:span text:style-name="T1">　　</text:span><text:span text:style-name="T1"> <text:s text:c="3"/></text:span><text:span text:style-name="T1">8.news,begging ads </text:span><text:span text:style-name="T1"><text:s text:c="4"/></text:span><text:span text:style-name="T1">9.developed,“Third world”　　10.want,starvation</text:span></text:p>
      <text:p text:style-name="P4">【词汇练习答案】</text:p>
      <text:p text:style-name="P13">Ⅰ. 1.grant　　 2.devotion　 3.at ease 　4.break in on　　5.starving 　　　6.deprived 　　　　　</text:p>
      <text:p text:style-name="P21">7.take…for granted　　8.brought out　  9.unreasonable 　　　10.relief</text:p>
      <text:p text:style-name="P4">【语法练习答案】</text:p>
      <text:p text:style-name="P13">Ⅰ.</text:p>
      <text:p text:style-name="P10"><text:span text:style-name="T1">1．</text:span><text:span text:style-name="T1">欧·享利的小说的写作风格是活泼的、对话体的，结局以出人意料著称。 </text:span></text:p>
      <text:p text:style-name="P10"><text:span text:style-name="T1">2．</text:span><text:span text:style-name="T1">长话短说，他生气勃勃地回来了。 </text:span></text:p>
      <text:p text:style-name="P10"><text:span text:style-name="T1">3．</text:span><text:span text:style-name="T1">我简直不能相信这个离奇的故事。 </text:span></text:p>
      <text:p text:style-name="P10"><text:span text:style-name="T1">4．</text:span><text:span text:style-name="T1">请镇静下来，告诉我全部过程。 </text:span></text:p>
      <text:p text:style-name="P10"><text:span text:style-name="T1">5．</text:span><text:span text:style-name="T1">我从她脸上看出了事情的真相。 </text:span></text:p>
      <text:p text:style-name="P10"><text:span text:style-name="T1">6．</text:span><text:span text:style-name="T1">汤姆，做一个诚实的孩子，不要编瞎话。 </text:span></text:p>
      <text:p text:style-name="P10"><text:span text:style-name="T1">7．</text:span><text:span text:style-name="T1">他第一轮就被击败了。 </text:span></text:p>
      <text:p text:style-name="P10"><text:span text:style-name="T1">8．</text:span><text:span text:style-name="T1">明天大约10点钟，我会到你的办公室。 </text:span></text:p>
      <text:p text:style-name="P10"><text:span text:style-name="T1">9．</text:span><text:span text:style-name="T1">拿一张沙纸，打去毛边。 </text:span></text:p>
      <text:p text:style-name="P10"><text:span text:style-name="T1">10．</text:span><text:span text:style-name="T1">他们围着篝火跳起了舞。</text:span></text:p>
      <text:p text:style-name="P10"><text:span text:style-name="T1">11．</text:span><text:span text:style-name="T1">那个女孩有一张普通的圆脸。 </text:span></text:p>
      <text:p text:style-name="P10"><text:span text:style-name="T1">12．</text:span><text:span text:style-name="T1">我从来没有过这种想法。 </text:span></text:p>
      <text:p text:style-name="P10"><text:span text:style-name="T1">13．</text:span><text:span text:style-name="T1">王教授被任命为系主任。 </text:span></text:p>
      <text:p text:style-name="P10"><text:span text:style-name="T1">14．</text:span><text:span text:style-name="T1">别忘了在信的上面写上地址。 </text:span></text:p>
      <text:p text:style-name="P10"><text:span text:style-name="T1">15．</text:span><text:span text:style-name="T1">船离开了港口，驶向大海。 </text:span></text:p>
      <text:p text:style-name="P13">Ⅱ.</text:p>
      <text:p text:style-name="P10"><text:span text:style-name="T1">1．</text:span><text:span text:style-name="T1">我想申请到贵系学习。 </text:span></text:p>
      <text:p text:style-name="P10"><text:span text:style-name="T1">2．</text:span><text:span text:style-name="T1">我很荣幸向您介绍史密斯先生。 </text:span></text:p>
      <text:p text:style-name="P10"><text:span text:style-name="T1">3．</text:span><text:span text:style-name="T1">我肯定在他来到几周之内，完全可以投入到研究生课程的学习，不会有什么问题。</text:span></text:p>
      <text:p text:style-name="P10"><text:span text:style-name="T1">4．</text:span><text:span text:style-name="T1">他对焊接技术的现代趋势和发展状况了如指掌。</text:span></text:p>
      <text:p text:style-name="P10"><text:span text:style-name="T1">5．</text:span><text:span text:style-name="T1">汤姆工作努力，而且招人喜爱。 </text:span></text:p>
      <text:p text:style-name="P10"><text:span text:style-name="T1">6．</text:span><text:span text:style-name="T1">我期望着和你取得进一步联系。 </text:span></text:p>
      <text:p text:style-name="P10"><text:span text:style-name="T1">7．</text:span><text:span text:style-name="T1">欲知详情，请来函。</text:span></text:p>
      <text:p text:style-name="P10"><text:span text:style-name="T1">8．</text:span><text:span text:style-name="T1">他肯定是应某人的请求做了那事。 </text:span></text:p>
      <text:p text:style-name="P10"><text:span text:style-name="T1">9．</text:span><text:span text:style-name="T1">我不反对你的意见。</text:span></text:p>
      <text:p text:style-name="P10"><text:span text:style-name="T1">10．</text:span><text:span text:style-name="T1">当心，别从梯子上掉下来。 </text:span></text:p>
      <text:p text:style-name="P10"><text:span text:style-name="T1">11．</text:span><text:span text:style-name="T1">恐怕琼斯先生不在家。 </text:span></text:p>
      <text:p text:style-name="P10"><text:span text:style-name="T1">12．</text:span><text:span text:style-name="T1">他体质弱但智力很好。</text:span></text:p>
      <text:p text:style-name="P10"><text:span text:style-name="T1">13．</text:span><text:span text:style-name="T1">校长非常希望你能参加这个会议。 </text:span></text:p>
      <text:p text:style-name="P10"><text:span text:style-name="T1">14．</text:span><text:span text:style-name="T1">作为一个哲学家，他带有他那个时代的鲜明特征。 </text:span></text:p>
      <text:p text:style-name="P10"><text:span text:style-name="T1">15．</text:span><text:span text:style-name="T1">戴维受到了热烈欢迎，感到非常高兴。 </text:span></text:p>
      <text:p text:style-name="P10"><text:span text:style-name="T1">16．</text:span><text:span text:style-name="T1">一只偶尔飞来的蝴蝶从窗子里飞进飞出。 </text:span></text:p>
      <text:p text:style-name="P10"><text:span text:style-name="T1">17．</text:span><text:span text:style-name="T1">没有一丝风。 </text:span></text:p>
      <text:p text:style-name="P10"><text:span text:style-name="T1">18．</text:span><text:span text:style-name="T1">这件上衣是冬天穿的，别把它做得太瘦了。 </text:span></text:p>
      <text:p text:style-name="P10"><text:span text:style-name="T1">19．</text:span><text:span text:style-name="T1">他们捕了很多鱼。 </text:span></text:p>
      <text:p text:style-name="P10"><text:span text:style-name="T1">20．</text:span><text:span text:style-name="T1">骆驼具有连续几天不喝水的特殊本领。</text:span></text:p>
      <text:p text:style-name="P2"><text:soft-page-break/><text:span text:style-name="T6">U</text:span><text:span text:style-name="T6">nit 12</text:span></text:p>
      <text:p text:style-name="P8">第一部分  Text A</text:p>
      <text:p text:style-name="P4">【课文练习答案】</text:p>
      <text:p text:style-name="P13">Ⅰ.1.b 　　2.d 　　3.d 　　4.a 　　5.c</text:p>
      <text:p text:style-name="P10"><text:span text:style-name="T1">II</text:span><text:span text:style-name="T1">. 1.symptom 　　　　　2.reduce 　　　　3.substitute 　　4.fantasy　　</text:span><text:span text:style-name="T1"> <text:s text:c="2"/></text:span><text:span text:style-name="T1">5.equilibrium　　 </text:span></text:p>
      <text:p text:style-name="P19"><text:span text:style-name="T1">6.concentration 　</text:span><text:span text:style-name="T1"> <text:s/></text:span><text:span text:style-name="T1">7.enhance 　　</text:span><text:span text:style-name="T1"> </text:span><text:span text:style-name="T1">　8.spur</text:span><text:span text:style-name="T1"> <text:s text:c="6"/></text:span><text:span text:style-name="T1">　　9.compose　　</text:span><text:span text:style-name="T1"> </text:span><text:span text:style-name="T1"><text:s/>10.wander</text:span></text:p>
      <text:p text:style-name="P13">Ⅲ.</text:p>
      <text:p text:style-name="P10"><text:span text:style-name="T1">1．</text:span><text:span text:style-name="T1">a maintaining equilibrium　　 　b.an effective relaxation </text:span></text:p>
      <text:p text:style-name="P32"><text:span text:style-name="T1">2．</text:span><text:span text:style-name="T1">a.intellectual growth　　 b.powers of concentration　</text:span><text:span text:style-name="T1"> <text:s/></text:span><text:span text:style-name="T1">c.the ability to interact 　d.the ability to communicate </text:span></text:p>
      <text:p text:style-name="P32"><text:span text:style-name="T1">3。</text:span><text:span text:style-name="T1">Dr.Joan Freyberg's </text:span></text:p>
      <text:p text:style-name="P32"><text:span text:style-name="T1">4．</text:span><text:span text:style-name="T1">Dr.Jerome Singer's </text:span></text:p>
      <text:p text:style-name="P10"><text:span text:style-name="T1">5．</text:span><text:span text:style-name="T1">Daydreaming improves a person's ability to be better adapted to practical,immediate concerns,to solve everyday problems,and to come up more readily with new ideas. </text:span></text:p>
      <text:p text:style-name="P13">Ⅳ. but,love,Get,police,by,speak</text:p>
      <text:p text:style-name="P13">Ⅴ.</text:p>
      <text:p text:style-name="P10"><text:span text:style-name="T1">1．</text:span><text:span text:style-name="T1">Recent research shows that daydreaming is part of the daily life. </text:span></text:p>
      <text:p text:style-name="P10"><text:span text:style-name="T1">2．</text:span><text:span text:style-name="T1">Daydreaming is not only beneficial to the psychological equilibrium,but also able to enhance people's self-control. </text:span></text:p>
      <text:p text:style-name="P10"><text:span text:style-name="T1">3．</text:span><text:span text:style-name="T1">Historically,many scientists and inventors made full use of daydreaming. </text:span></text:p>
      <text:p text:style-name="P10"><text:span text:style-name="T1">4．</text:span><text:span text:style-name="T1">While composing,some composers almost entered into a state of deep daydreaming. </text:span></text:p>
      <text:p text:style-name="P10"><text:span text:style-name="T1">5．</text:span><text:span text:style-name="T1">Don't picture yourself as defeated,but as winning in your dream.</text:span></text:p>
      <text:p text:style-name="P4">【词汇练答案】</text:p>
      <text:p text:style-name="P10"><text:span text:style-name="T1">Ⅰ. 1.a.habitual　　　　 b.habit 　　　　　c.habitually<text:line-break/>　　</text:span><text:span text:style-name="T1"> <text:s text:c="3"/></text:span><text:span text:style-name="T1">2.a.compensation　　 b.compensates　　 c.compensatory<text:line-break/>　　</text:span><text:span text:style-name="T1"> <text:s text:c="3"/></text:span><text:span text:style-name="T1">3.a.invention　　　　b.invented　　　　c.inventor<text:line-break/>　　</text:span><text:span text:style-name="T1"> <text:s text:c="3"/></text:span><text:span text:style-name="T1">4.a.created 　　　　</text:span><text:span text:style-name="T1"> </text:span><text:span text:style-name="T1">b.creativity 　　</text:span><text:span text:style-name="T1"> </text:span><text:span text:style-name="T1">c.creation　　　d.creative 　　e.creators </text:span></text:p>
      <text:p text:style-name="P10"><text:span text:style-name="T1">II</text:span><text:span text:style-name="T1">. 1.modest　　 2.maladjustment　　 3.initial　　4.muse 　　5.vividly　　 6.waylaid　　7.surroundings</text:span></text:p>
      <text:p text:style-name="P19"><text:span text:style-name="T1">8.undisturbed </text:span><text:span text:style-name="T1"><text:s text:c="2"/></text:span><text:span text:style-name="T1">　9.effortless　　10.abandoned 　　11.aware 　　12.free from　　13.draws on 　　14.Contrary to 　　　</text:span></text:p>
      <text:p text:style-name="P21">15.beneficial to　　16.at sea 　　17.put off 　　18.come up　　19.confronted with　　20.substitute for</text:p>
      <text:p text:style-name="P13">Ⅲ. </text:p>
      <text:p text:style-name="P10"><text:span text:style-name="T1">1．</text:span><text:span text:style-name="T1">There were 100 people attending the conference at best. </text:span></text:p>
      <text:p text:style-name="P10"><text:span text:style-name="T1">2．</text:span><text:span text:style-name="T1">He spent two years finishing a book,called Reflection on the Past.</text:span></text:p>
      <text:p text:style-name="P10"><text:span text:style-name="T1">3．</text:span><text:span text:style-name="T1">We should confront hardships in our lives instead of escaping from them. </text:span></text:p>
      <text:p text:style-name="P10"><text:span text:style-name="T1">4．</text:span><text:span text:style-name="T1">The teacher's praise enhanced his confidence. </text:span></text:p>
      <text:p text:style-name="P10"><text:span text:style-name="T1">5．</text:span><text:span text:style-name="T1">When exercising your imagination,you should be free from the normal </text:span><text:soft-page-break/><text:span text:style-name="T1">thinking patten. </text:span></text:p>
      <text:p text:style-name="P10"><text:span text:style-name="T1">6．</text:span><text:span text:style-name="T1">Go over the manual before installing the equipment.</text:span></text:p>
      <text:p text:style-name="P7">第二部分 Text B</text:p>
      <text:p text:style-name="P4">【课文练习答案】</text:p>
      <text:p text:style-name="P13">Ⅰ. 1.F　 2.T　　3.F　 4.F　 5.T　 6.F 　7.F 　8.T 　9.T　 10.F</text:p>
      <text:p text:style-name="P10"><text:span text:style-name="T1">II</text:span><text:span text:style-name="T1">. 1.Veterans Administration Hospital 　　2.dream character　　3.lack of association　　4.common sense,folk wisdom<text:line-break/>　　</text:span><text:span text:style-name="T1"> <text:s text:c="3"/></text:span><text:span text:style-name="T1">5.five 　　6.rapid eye movement,beneath　　 7.two　　8.psychological 　</text:span><text:span text:style-name="T1"> <text:s/></text:span><text:span text:style-name="T1">9.who,what </text:span><text:span text:style-name="T1"> </text:span><text:span text:style-name="T1">　10.the more the merrier</text:span></text:p>
      <text:p text:style-name="P4">【词汇练习答案】</text:p>
      <text:p text:style-name="P10"><text:span text:style-name="T1">Ⅰ. 1.miserable　　</text:span><text:span text:style-name="T1"> </text:span><text:span text:style-name="T1"><text:s/>2.found 　</text:span><text:span text:style-name="T1"> <text:s text:c="4"/></text:span><text:span text:style-name="T1">3.differ　 </text:span><text:span text:style-name="T1"><text:s text:c="5"/></text:span><text:span text:style-name="T1">4.corelation 　　5.reinforces</text:span></text:p>
      <text:p text:style-name="P10"><text:span text:style-name="T1">II</text:span><text:span text:style-name="T1">. 1.influence on 　2.volunteers 　3.volunteered 　4.rate 　</text:span><text:span text:style-name="T1"> <text:s text:c="7"/></text:span><text:span text:style-name="T1">5.identities</text:span></text:p>
      <text:p text:style-name="P4">【语法练习答案】</text:p>
      <text:p text:style-name="P13">Ⅰ.</text:p>
      <text:p text:style-name="P10"><text:span text:style-name="T1">1．</text:span><text:span text:style-name="T1">人群欢呼以表达他们的赞同。 </text:span></text:p>
      <text:p text:style-name="P10"><text:span text:style-name="T1">2．</text:span><text:span text:style-name="T1">棒球员用一只手接了一个漂亮的球。 </text:span></text:p>
      <text:p text:style-name="P10"><text:span text:style-name="T1">3．</text:span><text:span text:style-name="T1">我希望我们能同住一室。 </text:span></text:p>
      <text:p text:style-name="P10"><text:span text:style-name="T1">4．</text:span><text:span text:style-name="T1">你认为没有水你能活几天? </text:span></text:p>
      <text:p text:style-name="P10"><text:span text:style-name="T1">5．</text:span><text:span text:style-name="T1">昨天我收到的请柬，措辞非常讲究。 </text:span></text:p>
      <text:p text:style-name="P10"><text:span text:style-name="T1">6．</text:span><text:span text:style-name="T1">沈阳飞机公司是军用飞机的生产者和设计者。 </text:span></text:p>
      <text:p text:style-name="P10"><text:span text:style-name="T1">7．</text:span><text:span text:style-name="T1">因为不能清楚地辨明方向，所以在黑暗中我找不到路。 </text:span></text:p>
      <text:p text:style-name="P10"><text:span text:style-name="T1">8．</text:span><text:span text:style-name="T1">约翰逊，28岁，已婚，有两个孩子，1971年已移居德国。 </text:span></text:p>
      <text:p text:style-name="P10"><text:span text:style-name="T1">9．</text:span><text:span text:style-name="T1">他打得我眼冒金星。 </text:span></text:p>
      <text:p text:style-name="P10"><text:span text:style-name="T1">10．</text:span><text:span text:style-name="T1">妈妈正把洗好的东西挂到外面。 </text:span></text:p>
      <text:p text:style-name="P10"><text:span text:style-name="T1">II</text:span><text:span text:style-name="T1">.</text:span></text:p>
      <text:p text:style-name="P10"><text:span text:style-name="T1">1．</text:span><text:span text:style-name="T1">我打算一做完工作就去那里。 </text:span></text:p>
      <text:p text:style-name="P10"><text:span text:style-name="T1">2．</text:span><text:span text:style-name="T1">他们决定在收到回信前呆在城里。 </text:span></text:p>
      <text:p text:style-name="P10"><text:span text:style-name="T1">3．</text:span><text:span text:style-name="T1">他手里拿着一把裁纸刀，转了一下，放下然后又拿了起来。</text:span></text:p>
      <text:p text:style-name="P10"><text:span text:style-name="T1">4．</text:span><text:span text:style-name="T1">昨夜雨下得很大。 </text:span></text:p>
      <text:p text:style-name="P10"><text:span text:style-name="T1">5．</text:span><text:span text:style-name="T1">我看看四周，但没发现房屋。 </text:span></text:p>
      <text:p text:style-name="P10"><text:span text:style-name="T1">6．</text:span><text:span text:style-name="T1">打开从上边数第三个抽届，但别拉得太靠外。 </text:span></text:p>
      <text:p text:style-name="P10"><text:span text:style-name="T1">7．</text:span><text:span text:style-name="T1">他走了进来，头发蓬乱，脸色发红，双手插在裤子口袋里，早有人一再告诉他不要这个样子。 </text:span></text:p>
      <text:p text:style-name="P10"><text:span text:style-name="T1">8．</text:span><text:span text:style-name="T1">这个可怜的孩子就这样完了。 </text:span></text:p>
      <text:p text:style-name="P10"><text:span text:style-name="T1">9．</text:span><text:span text:style-name="T1">风很大，人们被吹得站不稳。 </text:span></text:p>
      <text:p text:style-name="P10"><text:span text:style-name="T1">10．</text:span><text:span text:style-name="T1">任何人都得不到好处的事，可真是一件坏事。 </text:span></text:p>
      <text:p text:style-name="P13">Ⅲ.</text:p>
      <text:p text:style-name="P12"><text:span text:style-name="T1">1．</text:span><text:span text:style-name="T1">A.入口在哪里? B.就在这里。 </text:span></text:p>
      <text:p text:style-name="P12"><text:span text:style-name="T1">2．</text:span><text:span text:style-name="T1">约翰搬进了他去年盖的新房。 </text:span></text:p>
      <text:p text:style-name="P12"><text:span text:style-name="T1">3．</text:span><text:span text:style-name="T1">这是一架旧盒式照相机，我从来没有这样的相机。 </text:span></text:p>
      <text:p text:style-name="P12"><text:span text:style-name="T1">4．</text:span><text:span text:style-name="T1">A.你认为安已经知道了? B.我想人人都知道了。</text:span></text:p>
      <text:p text:style-name="P12"><text:span text:style-name="T1">5．</text:span><text:span text:style-name="T1">我一生听过许多离奇的故事，但这个可能是最离奇的。 </text:span></text:p>
      <text:p text:style-name="P12"><text:soft-page-break/><text:span text:style-name="T1">6．</text:span><text:span text:style-name="T1">乔治的房子很漂亮，他妻子肯定会很高兴的。 </text:span></text:p>
      <text:p text:style-name="P12"><text:span text:style-name="T1">7．</text:span><text:span text:style-name="T1">查尔斯现在是一个演员。如果有一点点机会的话我也想当个演员。 </text:span></text:p>
      <text:p text:style-name="P12"><text:span text:style-name="T1">8．</text:span><text:span text:style-name="T1">约翰现在比过去抽烟多。 </text:span></text:p>
      <text:p text:style-name="P12"><text:span text:style-name="T1">9．</text:span><text:span text:style-name="T1">母鸡不会飞，鸭子也不会。 </text:span></text:p>
      <text:p text:style-name="P12"><text:span text:style-name="T1">10．</text:span><text:span text:style-name="T1">他可能会来，但他没说。 </text:span></text:p>
      <text:p text:style-name="P12"><text:span text:style-name="T1">11．</text:span><text:span text:style-name="T1">A.你是怎样抓到球的? B.像这样。 </text:span></text:p>
      <text:p text:style-name="P12"><text:span text:style-name="T1">12．</text:span><text:span text:style-name="T1">人们各抒己见。 </text:span></text:p>
      <text:p text:style-name="P12"><text:span text:style-name="T1">13．</text:span><text:span text:style-name="T1">这里你可以明白植物的食物和动物的食物在哪些方面有所不同。 </text:span></text:p>
      <text:p text:style-name="P10"><text:span text:style-name="T1">14．</text:span><text:span text:style-name="T1">对比美国的婚俗和伊朗的婚俗是很有趣的。</text:span></text:p>
      <text:p text:style-name="P2"><text:span text:style-name="T6">U</text:span><text:span text:style-name="T6">nit 13</text:span></text:p>
      <text:p text:style-name="P8">第一部分  Text A</text:p>
      <text:p text:style-name="P4">【课文练习答案】</text:p>
      <text:p text:style-name="P13">Ⅰ. 1.d 　　2.c 　　3.b 　　4.b 　　5.b</text:p>
      <text:p text:style-name="P10"><text:span text:style-name="T1">II</text:span><text:span text:style-name="T1">. 1.compel　　　 2.abolished 　　3.antithesis　　4.voluntary 　　　5.coincide 　　　　</text:span></text:p>
      <text:p text:style-name="P19"><text:span text:style-name="T1">6.eliminate　　7.occupations 　8.boring　　　</text:span><text:span text:style-name="T1"> </text:span><text:span text:style-name="T1"><text:s/>9.prospect</text:span><text:span text:style-name="T1"> <text:s text:c="3"/></text:span><text:span text:style-name="T1">　　10.gambling</text:span></text:p>
      <text:p text:style-name="P10"><text:span text:style-name="T1">Ⅲ. 1.productive—productivity　　2.compel—compulsion</text:span><text:span text:style-name="T1"> <text:s text:c="4"/></text:span><text:span text:style-name="T1">3.boredom—boring　　　4.aggression—aggressive</text:span></text:p>
      <text:p text:style-name="P10"><text:span text:style-name="T1">　　5.amuse—amusement　　　　　</text:span><text:span text:style-name="T1"> </text:span><text:span text:style-name="T1"><text:s/>6.division—divide</text:span><text:span text:style-name="T1"> <text:s text:c="2"/></text:span><text:span text:style-name="T1">　　7.equal—equivalent　　8.freedom—free</text:span></text:p>
      <text:p text:style-name="P10"><text:span text:style-name="T1">　　9.aristocratic—aristocracy　</text:span><text:span text:style-name="T1"> </text:span><text:span text:style-name="T1">10.violence—violent </text:span></text:p>
      <text:p text:style-name="P13">Ⅳ. fog,forced,eyes,later,neighbor,on</text:p>
      <text:p text:style-name="P13">Ⅴ.</text:p>
      <text:p text:style-name="P10"><text:span text:style-name="T1">1．</text:span><text:span text:style-name="T1">If one is compelled to do what he does not enjoy doing,he cannot be happy.　 </text:span></text:p>
      <text:p text:style-name="P10"><text:span text:style-name="T1">2．</text:span><text:span text:style-name="T1">Whether a job is to be classified as labor or work depends on the tastes of the individuals. </text:span></text:p>
      <text:p text:style-name="P10"><text:span text:style-name="T1">3．</text:span><text:span text:style-name="T1">Generally speaking,what one does is of social value. </text:span></text:p>
      <text:p text:style-name="P10"><text:span text:style-name="T1">4．</text:span><text:span text:style-name="T1">The difference between labor and work does not coincide wit h that between a manual and a mental job. </text:span></text:p>
      <text:p text:style-name="P10"><text:span text:style-name="T1">5．</text:span><text:span text:style-name="T1">Technology and division of labor eliminated in many fields the need for skilled workers.</text:span></text:p>
      <text:p text:style-name="P4">【词汇练习答案】</text:p>
      <text:p text:style-name="P10"><text:span text:style-name="T1">Ⅰ. 1.a.efficiency 　　　b.efficient 　　　c.efficiently<text:line-break/>　　</text:span><text:span text:style-name="T1"> <text:s text:c="3"/></text:span><text:span text:style-name="T1">2.a.are divided 　　 b.divisible 　　　c.division　</text:span><text:span text:style-name="T1"> <text:s text:c="3"/></text:span><text:span text:style-name="T1">　d.divide<text:line-break/>　</text:span><text:span text:style-name="T1"> <text:s text:c="3"/></text:span><text:span text:style-name="T1">　3.a.enjoyable 　　　 b.enjoyment 　　　c.enjoy<text:line-break/>　</text:span><text:span text:style-name="T1"> <text:s text:c="3"/></text:span><text:span text:style-name="T1">　4.a.boredom　　　　　b.bored 　　　　　c.boring</text:span></text:p>
      <text:p text:style-name="P10"><text:span text:style-name="T1">II</text:span><text:span text:style-name="T1">. 1.boring 　　　</text:span><text:span text:style-name="T1"> <text:s/></text:span><text:span text:style-name="T1">2.eliminate　　3.compelled　　 4.As far as I know　　5.undertakes 　</text:span></text:p>
      <text:p text:style-name="P19"><text:span text:style-name="T1">6.amusements</text:span><text:span text:style-name="T1"> <text:s/></text:span><text:span text:style-name="T1">　7.duel 　　　　 8.coincide</text:span><text:span text:style-name="T1"> <text:s/></text:span><text:span text:style-name="T1">　　9.aptly　　　 10.get her teeth into</text:span></text:p>
      <text:p text:style-name="P13">Ⅲ.</text:p>
      <text:p text:style-name="P10"><text:span text:style-name="T1">1．</text:span><text:span text:style-name="T1">He is unwilling to undertake this job. </text:span></text:p>
      <text:p text:style-name="P10"><text:soft-page-break/><text:span text:style-name="T1">2．</text:span><text:span text:style-name="T1">One's appearance does not often coincide with his quality. </text:span></text:p>
      <text:p text:style-name="P10"><text:span text:style-name="T1">3．</text:span><text:span text:style-name="T1">This boy goes in for stamp-collecting. </text:span></text:p>
      <text:p text:style-name="P10"><text:span text:style-name="T1">4．</text:span><text:span text:style-name="T1">We were compelled to stop the match by the rain. </text:span></text:p>
      <text:p text:style-name="P10"><text:span text:style-name="T1">5．</text:span><text:span text:style-name="T1">Information is of great value to him. </text:span></text:p>
      <text:p text:style-name="P10"><text:span text:style-name="T1">6．</text:span><text:span text:style-name="T1">He earns many people's respect by hard work. </text:span></text:p>
      <text:p text:style-name="P10"><text:span text:style-name="T1">7．</text:span><text:span text:style-name="T1">This company set up another division in Beijing. </text:span></text:p>
      <text:p text:style-name="P10"><text:span text:style-name="T1">8．</text:span><text:span text:style-name="T1">All errors should be eliminated from this article.</text:span></text:p>
      <text:p text:style-name="P8">第二部分 Text B</text:p>
      <text:p text:style-name="P4">【课文练习答案】</text:p>
      <text:p text:style-name="P13">Ⅰ. 1.T　 2.T　 3.T　 4.F　 5.F　 6.T　 7.F　 8.T　 9.T 　10.F</text:p>
      <text:p text:style-name="P13">Ⅱ.</text:p>
      <text:p text:style-name="P10"><text:span text:style-name="T1">1．</text:span><text:span text:style-name="T1">day after day,year in and year out　 </text:span></text:p>
      <text:p text:style-name="P10"><text:span text:style-name="T1">2．</text:span><text:span text:style-name="T1">take it easy </text:span></text:p>
      <text:p text:style-name="P10"><text:span text:style-name="T1">3．</text:span><text:span text:style-name="T1">Varied,subtle and flexible </text:span></text:p>
      <text:p text:style-name="P10"><text:span text:style-name="T1">4．</text:span><text:span text:style-name="T1">profit </text:span></text:p>
      <text:p text:style-name="P10"><text:span text:style-name="T1">5．</text:span><text:span text:style-name="T1">edge,without </text:span></text:p>
      <text:p text:style-name="P10"><text:span text:style-name="T1">6．</text:span><text:span text:style-name="T1">some slack for himself,his job more </text:span></text:p>
      <text:p text:style-name="P10"><text:span text:style-name="T1">7．</text:span><text:span text:style-name="T1">the Mr.Coffee Machine,personal conversations. </text:span></text:p>
      <text:p text:style-name="P10"><text:span text:style-name="T1">8．</text:span><text:span text:style-name="T1">series </text:span></text:p>
      <text:p text:style-name="P10"><text:span text:style-name="T1">9．</text:span><text:span text:style-name="T1">time—and—motion,robots </text:span></text:p>
      <text:p text:style-name="P10"><text:span text:style-name="T1">10．</text:span><text:span text:style-name="T1">a full day's work for a full day's pay,taking a free ride.</text:span></text:p>
      <text:p text:style-name="P4">【词汇练习答案】</text:p>
      <text:p text:style-name="P13">Ⅰ.1.C 　　2.A 　　3.C 　　4.C　　 5.A</text:p>
      <text:p text:style-name="P13">Ⅱ. 1.curtail 　2.varied　　3.tightened　　 4.discredited　　5.disapproval　 6.in large measure　　</text:p>
      <text:p text:style-name="P13">7.take it easy 　　8.with a view towards　　9.do with 10.expect,of</text:p>
      <text:p text:style-name="P13">Ⅲ. </text:p>
      <text:p text:style-name="P10"><text:span text:style-name="T1">1.vary(变化、改变)　</text:span><text:span text:style-name="T1"> </text:span><text:span text:style-name="T1">varied(各式各样的，杂色的)</text:span><text:span text:style-name="T1"> <text:s/></text:span><text:span text:style-name="T1">variation(变更，变化)</text:span><text:span text:style-name="T1"> <text:s/></text:span><text:span text:style-name="T1">various(各种各样的)　variable(变数，可变的)<text:line-break/>　　2.excess(超过，过度)　excessive(过多的，过度的)　　excessively(过多地)　　exceed(超越，胜过)<text:line-break/>　　3.compete(竞争，比赛)　　competition(竞争，竞赛)</text:span><text:span text:style-name="T1"> </text:span><text:span text:style-name="T1">　competitive(竞争的)　　competitor(竞争者)<text:line-break/>　　4.set about(着手做，开始做)　　set out(出发，动身)　　set up(建立，搭起)　</text:span></text:p>
      <text:p text:style-name="P13">5.approve(赞成，批准)　　approval(赞成，承认)　　disapprove(不赞成)　　disapproval(不赞成)</text:p>
      <text:p text:style-name="P4">【语法练习答案】</text:p>
      <text:p text:style-name="P13">Ⅰ. </text:p>
      <text:p text:style-name="P10"><text:span text:style-name="T1">1.that the main difference…while the latter could not.</text:span><text:span text:style-name="T6">主语从句</text:span></text:p>
      <text:p text:style-name="P19"><text:span text:style-name="T1">人们曾经认为动物和植物的主要区别是前者能够到处走动而后者则不能。<text:line-break/>　　2.“how these basic principles work.”</text:span><text:span text:style-name="T6">主语从句</text:span><text:span text:style-name="T1"><text:line-break/>　　　　知道这些基本原理如何起作用是有用的。<text:line-break/>　　3.that children's exposure…on their behavior.</text:span><text:span text:style-name="T6">同位语从句</text:span><text:span text:style-name="T1"><text:line-break/>　　　越来越多的证据显示，儿童们看电视里的暴力场面对他们的行为会有长久的影响。　<text:line-break/></text:span><text:soft-page-break/><text:span text:style-name="T1">　　4.that sleepwalking…disturbance</text:span><text:span text:style-name="T6">主语从句</text:span><text:span text:style-name="T6"> </text:span><text:span text:style-name="T1">　现在人们肯定，夜游是情绪不稳的症状。<text:line-break/>　　5.What you can lift.</text:span><text:span text:style-name="T6">表语从句</text:span><text:span text:style-name="T1">　　　测测你的体力就是看你能举起什么东西。<text:line-break/>　　6.that we shall have an early winter.</text:span><text:span text:style-name="T6">同位语从句</text:span><text:span text:style-name="T1">　　　各种迹象显示，冬季会提前到来。<text:line-break/>　　7.that she has a good pronunciation.</text:span><text:span text:style-name="T6">宾语从句</text:span><text:span text:style-name="T1">　　　她把自己发音好归功于她的英语老师。<text:line-break/>　　8.that the listeners…of his talk.</text:span><text:span text:style-name="T6">主语从句</text:span><text:span text:style-name="T1">　　　奇怪的是，听众对演讲者本人比对演讲的题目更感兴趣。<text:line-break/>　　9.how he had got there.同位语从句<text:line-break/>　　　这个男孩发现自己躺在一间陌生的房间的一个陌生的沙发上，而他对于自己 怎么来到那里却全然不知。<text:line-break/>　　10.that he will not repeat his mistake.</text:span><text:span text:style-name="T6">同位语从句</text:span><text:span text:style-name="T1">　　　你可以相信他不会重犯这个错误。<text:line-break/>　　11.that the snow might delay them.</text:span><text:span text:style-name="T6">宾语从句</text:span><text:span text:style-name="T1">　　　他们很早就出发以免被大雪耽搁。<text:line-break/>　　12.that a large…heart surgery.</text:span><text:span text:style-name="T6">同位语从句</text:span><text:span text:style-name="T1">　　　</text:span></text:p>
      <text:p text:style-name="P19"><text:span text:style-name="T1">毫无疑问，许许多多人会得益于心脏手术。<text:line-break/>　　13.What one has previously thought.</text:span><text:span text:style-name="T6">宾语从句</text:span><text:span text:style-name="T1"><text:line-break/>　　　心胸开阔指的是人们面对现实的能力。因为现实是不顾及一个人原先是怎么想的。<text:line-break/>　　14.that the party should have been cancelled.</text:span><text:span text:style-name="T6">同位语从句</text:span><text:span text:style-name="T1">　　　晚会被取消了，女孩子们都感到很遗憾。<text:line-break/>　　15.that misguided forms…is safe.</text:span><text:span text:style-name="T6">同位语从句</text:span><text:span text:style-name="T1">　　　错误的节食方法产生了这么多问题，并不意味着没有安全的节食方法。<text:line-break/>　　16.that ginger root…our memory.</text:span><text:span text:style-name="T6">主语从句</text:span><text:span text:style-name="T1">　　　人们一度认为姜具有改善人们记忆力的魔力。<text:line-break/>　　17.that it reached out to“the edge of the world”.</text:span><text:span text:style-name="T6">表语从句</text:span><text:span text:style-name="T1"><text:line-break/>　　　使早期的水手不愿到大西洋深处远航的误解之一是大西洋延伸到了“世界的边缘”。<text:line-break/>　　18.that the United States…the worst taxes.</text:span><text:span text:style-name="T6">主语从句</text:span><text:span text:style-name="T1">　　　众所周知，美国的税赋最重，世界第一。<text:line-break/>　　19.Whether he will come or not.</text:span><text:span text:style-name="T6">主语从句</text:span><text:span text:style-name="T1">　　　他来不来取决于各种因素。<text:line-break/>　　20.What would he have done in other circumstances.</text:span><text:span text:style-name="T6">宾语从句</text:span><text:span text:style-name="T1">　　　换个地方他会做出什么事，谁敢说呢?<text:line-break/>　　21.that Oxbridge graduates…in the employment market.</text:span><text:span text:style-name="T6">同位语从句</text:span><text:span text:style-name="T1"><text:line-break/>　　　一些研究人员似乎支持他的说法：牛津和剑桥的毕业生一开始就在就业市场上享有不公平的优势。<text:line-break/>　　22.What they have been discussing.</text:span><text:span text:style-name="T6">主语从句</text:span><text:span text:style-name="T1">　　　我不能理解他们正在讨论的内容。<text:line-break/>　　23.that the flowers are all taken good care of.</text:span><text:span text:style-name="T6">宾语从句</text:span><text:span text:style-name="T1">　　　请关照一下，好好照看这些花。<text:line-break/>　　24.that she should…with more consideration.</text:span><text:span text:style-name="T6">同位语从句</text:span><text:span text:style-name="T1">　　　她拒绝听从我的建议：她应更多地体贴她的丈夫。<text:line-break/>　　25.that you are all mistaken.</text:span><text:span text:style-name="T6">主语从句</text:span><text:span text:style-name="T1">　　我觉得你们好像都错了。</text:span></text:p>
      <text:p text:style-name="P2"><text:span text:style-name="T6">U</text:span><text:span text:style-name="T6">nit 14</text:span></text:p>
      <text:p text:style-name="P8"><text:soft-page-break/>第一部分  Text A</text:p>
      <text:p text:style-name="P4">【课文练习答案】</text:p>
      <text:p text:style-name="P13">Ⅰ. 1.c　　 2.c　　 3.d　　 4.b　　 5.c</text:p>
      <text:p text:style-name="P13">Ⅱ. 1.miniature　 2.allege　　3.activate 　4.tape　　5.belongings <text:line-break/>　　　　6.slip　　　　7.profound 　8.juveniles　9.solicit 　10.heart－breaking</text:p>
      <text:p text:style-name="P10"><text:span text:style-name="T1">Ⅲ. 1.graduate school 　2.wage－slave　　</text:span><text:span text:style-name="T1"> <text:s text:c="3"/></text:span><text:span text:style-name="T1">3.profound questions 　　4.special education　　5.school children　　</text:span></text:p>
      <text:p text:style-name="P19"><text:span text:style-name="T1">6.foster child</text:span><text:span text:style-name="T1"> <text:s/></text:span><text:span text:style-name="T1">　　7.self－fulfilled 　</text:span><text:span text:style-name="T1"> </text:span><text:span text:style-name="T1">8.well－being　　　　 </text:span><text:span text:style-name="T1"><text:s text:c="3"/></text:span><text:span text:style-name="T1">9.solicit prizes </text:span><text:span text:style-name="T1"> <text:s text:c="2"/></text:span><text:span text:style-name="T1">　</text:span><text:span text:style-name="T1"> </text:span><text:span text:style-name="T1">10.self－control</text:span></text:p>
      <text:p text:style-name="P13">Ⅳ. now, message, end, again, asked, recorder, for</text:p>
      <text:p text:style-name="P13">Ⅴ. </text:p>
      <text:p text:style-name="P10"><text:span text:style-name="T1">1．</text:span><text:span text:style-name="T1">Her persuasion was to no avail. </text:span></text:p>
      <text:p text:style-name="P10"><text:span text:style-name="T1">2．</text:span><text:span text:style-name="T1">Each of us should do something for others and give something to others. </text:span></text:p>
      <text:p text:style-name="P10"><text:span text:style-name="T1">3．</text:span><text:span text:style-name="T1">We should do some profound thinking about the young man's story. </text:span></text:p>
      <text:p text:style-name="P10"><text:span text:style-name="T1">4．</text:span><text:span text:style-name="T1">The extraordinary courage and compassion of the woman teacher encourage the students to do nice things for others. </text:span></text:p>
      <text:p text:style-name="P10"><text:span text:style-name="T1">5．</text:span><text:span text:style-name="T1">A woman teacher of extroardinary courage would reason with her killer</text:span></text:p>
      <text:p text:style-name="P4">【词汇练习答案】</text:p>
      <text:p text:style-name="P10"><text:span text:style-name="T1">Ⅰ. 1.a.prosecuted 　　　b.prosecutor 　　　c.prosecution<text:line-break/>　　</text:span><text:span text:style-name="T1"> <text:s text:c="3"/></text:span><text:span text:style-name="T1">2.a.persistence　　</text:span><text:span text:style-name="T1"> </text:span><text:span text:style-name="T1"><text:s/>b.persistent　　　 c.persists 　</text:span><text:span text:style-name="T1"> <text:s/></text:span><text:span text:style-name="T1">　　d.persistently<text:line-break/>　　</text:span><text:span text:style-name="T1"> <text:s text:c="3"/></text:span><text:span text:style-name="T1">3.a.persuaded 　</text:span><text:span text:style-name="T1"> </text:span><text:span text:style-name="T1">　　b.persuasive　　　 c.persuasion<text:line-break/>　　</text:span><text:span text:style-name="T1"> <text:s text:c="3"/></text:span><text:span text:style-name="T1">4.a.threat 　</text:span><text:span text:style-name="T1"> </text:span><text:span text:style-name="T1">　　　 b.threatened 　　　c.threatening </text:span></text:p>
      <text:p text:style-name="P10"><text:span text:style-name="T1">Ⅱ. 1.compassion 　</text:span><text:span text:style-name="T1"> <text:s text:c="3"/></text:span><text:span text:style-name="T1">2.activating　　3.convince　　 4.shocking　　5.smothered 　 　</text:span></text:p>
      <text:p text:style-name="P19"><text:span text:style-name="T1">6.heartbreaking　　7.profound 　　</text:span><text:span text:style-name="T1"> </text:span><text:span text:style-name="T1">8.solicited　　9.open up　　 10.grabbed</text:span></text:p>
      <text:p text:style-name="P13">Ⅲ.</text:p>
      <text:p text:style-name="P10"><text:span text:style-name="T1">1．</text:span><text:span text:style-name="T1">The explorers opened up a piece of land in the eastern part of America. </text:span></text:p>
      <text:p text:style-name="P10"><text:span text:style-name="T1">2．</text:span><text:span text:style-name="T1">This men alleged that his proposal was neglected.</text:span></text:p>
      <text:p text:style-name="P10"><text:span text:style-name="T1">3．</text:span><text:span text:style-name="T1">I suspect that he did not control his time effectively. </text:span></text:p>
      <text:p text:style-name="P10"><text:span text:style-name="T1">4．</text:span><text:span text:style-name="T1">Their efforts were to no avail. </text:span></text:p>
      <text:p text:style-name="P10"><text:span text:style-name="T1">5．</text:span><text:span text:style-name="T1">Can you comment on the conclusion? </text:span></text:p>
      <text:p text:style-name="P10"><text:span text:style-name="T1">6．</text:span><text:span text:style-name="T1">He is convinced that some plant species are under the threat of extinction.</text:span></text:p>
      <text:p text:style-name="P8">第二部分 Text B</text:p>
      <text:p text:style-name="P4">【课文练习答案】</text:p>
      <text:p text:style-name="P13">Ⅰ. 1.T 　2.T 　3.F　　4.T　 5.T　 6.T　 7.T　 8.T　 9.T 　10.F</text:p>
      <text:p text:style-name="P13">Ⅱ. 1.“The Seed of Wrath”,apartheid　　　2.set aside　　3.subversive　　 4.prosecuted　　5.silenced,reflect</text:p>
      <text:p text:style-name="P21">6.legislated,designed　　7.intention,separated 　　8.inflicts　　　9.human relations </text:p>
      <text:p text:style-name="P21">10.pervasive,hostility,violence</text:p>
      <text:p text:style-name="P4">【词汇练习答案】</text:p>
      <text:p text:style-name="P13"><text:soft-page-break/>Ⅰ. 1.D　　 2.B　　 3.D　　 4.A 　　5.B</text:p>
      <text:p text:style-name="P10"><text:span text:style-name="T1">Ⅱ. 1.subversive of　　 2.barriers　　　3.fled 　</text:span><text:span text:style-name="T1"> </text:span><text:span text:style-name="T1">　　4.indication <text:s text:c="2"/></text:span><text:span text:style-name="T1"><text:s text:c="2"/></text:span><text:span text:style-name="T1"><text:s/>5.separation　　　　 </text:span></text:p>
      <text:p text:style-name="P19"><text:span text:style-name="T1">6.pledge　　　</text:span><text:span text:style-name="T1"> <text:s text:c="5"/></text:span><text:span text:style-name="T1">7.inflicted 　　8.suicide</text:span><text:span text:style-name="T1"> </text:span><text:span text:style-name="T1">　　9.extent　　　　</text:span><text:span text:style-name="T1"> </text:span><text:span text:style-name="T1"><text:s/>10.queueing</text:span></text:p>
      <text:p text:style-name="P4">【语法练习答案】</text:p>
      <text:p text:style-name="P13">Ⅰ.</text:p>
      <text:p text:style-name="P13">1.which is a percentage charged to any item you buy in that state.</text:p>
      <text:p text:style-name="P10"><text:span text:style-name="T1">许多州都对在该州购买的任何商品征收一定百分比的销售税。</text:span><text:span text:style-name="T1"> <text:s/></text:span><text:span text:style-name="T1">限制性定语从句</text:span></text:p>
      <text:p text:style-name="P10"><text:span text:style-name="T1">2.(that)never play</text:span><text:span text:style-name="T1"> <text:s/></text:span><text:span text:style-name="T1">有些动物从来不玩耍。</text:span><text:span text:style-name="T1"> <text:s/></text:span><text:span text:style-name="T1">　</text:span><text:span text:style-name="T1"> <text:s/></text:span><text:span text:style-name="T1">限制性定语从句</text:span></text:p>
      <text:p text:style-name="P13">3.which would otherwise be dark. </text:p>
      <text:p text:style-name="P10"><text:span text:style-name="T1">地球的反光使我们有可能看到月球的某些部分；如果没有地球的反光，这些部分将是一片黑暗。</text:span><text:span text:style-name="T1"> <text:s/></text:span><text:span text:style-name="T1">限定性定语从句<text:line-break/>　</text:span><text:span text:style-name="T1"> <text:s/></text:span><text:span text:style-name="T1">4.who want to put out their ads. 许多商人在全国性的杂志上做广告。</text:span><text:span text:style-name="T1"> <text:s text:c="2"/></text:span><text:span text:style-name="T1">限定性定语从句<text:line-break/> <text:s/></text:span><text:span text:style-name="T1"><text:s text:c="2"/></text:span><text:span text:style-name="T1">5.which could scarcely have been made except by some thinking animals.<text:line-break/>　</text:span><text:span text:style-name="T1"> <text:s text:c="2"/></text:span><text:span text:style-name="T1">一些蜘蛛建造房屋，只有那些有思考能力的动物才能造得出来。</text:span><text:span text:style-name="T1"> <text:s/></text:span><text:span text:style-name="T1">限定性定语从句<text:line-break/>　</text:span><text:span text:style-name="T1"> <text:s/></text:span><text:span text:style-name="T1">6.which is the dividing line between the heavens an d the earth.</text:span></text:p>
      <text:p text:style-name="P10"><text:span text:style-name="T1">如果你向远处望去，你看到的只是像烟一样的蓝色雾，那就是天空和地球的分界线。</text:span><text:span text:style-name="T1"> <text:s/></text:span><text:span text:style-name="T1">非限定性定语从句<text:line-break/>　</text:span><text:span text:style-name="T1"> <text:s/></text:span><text:span text:style-name="T1">7.where very many diamonds have been found.</text:span><text:span text:style-name="T1"> <text:s/></text:span><text:span text:style-name="T1">只有四个地区发现了许多钻石。</text:span><text:span text:style-name="T1"> <text:s/></text:span><text:span text:style-name="T1">限定性定语从句</text:span></text:p>
      <text:p text:style-name="P13">8.which an animal has not. 你可能认为植物和动物的区别是植物有叶子、根和花，而动物则没有。　非限定性定语从句</text:p>
      <text:p text:style-name="P13">9.that were formed when molten rock pushed upward through the earth's crust.</text:p>
      <text:p text:style-name="P10"><text:span text:style-name="T1">据确信，火山管是熔岩在地壳中被挤出时形成的火山的一部分。</text:span><text:span text:style-name="T1"> <text:s/></text:span><text:span text:style-name="T1">限制性定语从句</text:span></text:p>
      <text:p text:style-name="P13">10.through which the scientists could observe what happened without being seen.</text:p>
      <text:p text:style-name="P10"><text:span text:style-name="T1">这个房间有一面墙，通过它科学家们能观察到所发生的事情而他们自己不被看到。</text:span><text:span text:style-name="T1"> <text:s/></text:span><text:span text:style-name="T1">限定性定语从句</text:span></text:p>
      <text:p text:style-name="P13">11.during which time stores will lower their normal prices. 在美国，降价期间，商店会降低商品的价格。</text:p>
      <text:p text:style-name="P13">非限制性定语从句</text:p>
      <text:p text:style-name="P10"><text:span text:style-name="T1">12.where final decisions are made. 你必须把它交给做出最终决定的主任办公室。</text:span><text:span text:style-name="T1"> <text:s/></text:span><text:span text:style-name="T1">限制性定语从句</text:span></text:p>
      <text:p text:style-name="P10"><text:span text:style-name="T1">13.that range from inexpensive to very expensive,depending on the shop.<text:line-break/>　</text:span><text:span text:style-name="T1"> <text:s/></text:span><text:span text:style-name="T1">依据商店的情况，小商店可以供应从廉价到昂贵的多种商品。</text:span><text:span text:style-name="T1"> <text:s/></text:span><text:span text:style-name="T1">限制性定语从句</text:span></text:p>
      <text:p text:style-name="P10"><text:span text:style-name="T1">14.in which both the father and the mother are equal parents. 现在父母平等的家庭越来越多。<text:line-break/>　</text:span><text:span text:style-name="T1"> <text:s/></text:span><text:span text:style-name="T1">非限制性定语从句　</text:span></text:p>
      <text:p text:style-name="P13">15.which give him clues for solving the new one. </text:p>
      <text:p text:style-name="P10"><text:span text:style-name="T1">偶尔他找到紧密相连的问题的答案，而这又给他解决新问题提供了线索。</text:span><text:span text:style-name="T1"> <text:s/></text:span><text:span text:style-name="T1">非限定性定语从句</text:span></text:p>
      <text:p text:style-name="P10"><text:soft-page-break/><text:span text:style-name="T1">16.…,which transmit information,…,which store infor mation,…,which displays information.<text:line-break/>　</text:span><text:span text:style-name="T1"> <text:s text:c="2"/></text:span><text:span text:style-name="T1">传输信息的卫星，储存信息的电脑，显示信息的电视三者的结合会把每一 个家庭变成一个教育和娱乐中心。</text:span></text:p>
      <text:p text:style-name="P13">非限定性定语从句</text:p>
      <text:p text:style-name="P10"><text:span text:style-name="T1">17.which,taken together,make up the whole vocabulary.</text:span><text:span text:style-name="T1"> <text:s text:c="2"/></text:span><text:span text:style-name="T1">两大类词汇合在一起就构成了整个词汇。</text:span></text:p>
      <text:p text:style-name="P13">限定性定语从句</text:p>
      <text:p text:style-name="P10"><text:span text:style-name="T1">18.when it was decided that a small profit on a great quantity of goods would be better than a large profit on fewer sales. 　在上个世纪出现了一角钱商店，当时人们认为薄利多销会比谋取厚利好得多。</text:span><text:span text:style-name="T1"> <text:s/></text:span><text:span text:style-name="T1">　限定性定语从句<text:line-break/></text:span><text:span text:style-name="T1"> <text:s text:c="3"/></text:span><text:span text:style-name="T1">19.that does not feature north at the top.</text:span><text:span text:style-name="T1"> <text:s text:c="2"/></text:span><text:span text:style-name="T1">很难想象一张地图的上端连北都没有标。</text:span><text:span text:style-name="T1"> <text:s/></text:span><text:span text:style-name="T1">限定性定语从句</text:span></text:p>
      <text:p text:style-name="P10"><text:span text:style-name="T1">20.who got married without even telling their parents or other family members.<text:line-break/>　</text:span><text:span text:style-name="T1"> <text:s/></text:span><text:span text:style-name="T1">我知道几个朋友结婚时连他们的父母和其他家人都没告诉。限定性定语从句</text:span></text:p>
      <text:p text:style-name="P13">21.which means that an accurate count can never be made</text:p>
      <text:p text:style-name="P10"><text:span text:style-name="T1">许多梦游者不寻求帮助，所以从没留下记录，这意味着我们永远不可能得 到准确的统计。</text:span><text:span text:style-name="T1"> </text:span><text:span text:style-name="T1">非限定性定语从句</text:span></text:p>
      <text:p text:style-name="P10"><text:span text:style-name="T1">22.that provide food for the smaller birds that in turn,provide food for the Arctic fox and the wolf.<text:line-break/>　</text:span><text:span text:style-name="T1"> <text:s/></text:span><text:span text:style-name="T1">潮湿的、沼泽般的土地会产生大量的昆虫，它们给小鸟提供了食物，这些小鸟转而又给北极狐和狼提供了食物。限定性定语从</text:span></text:p>
      <text:p text:style-name="P13">23.by which the position and course of a ship,aircraft or rocket can be figured out. </text:p>
      <text:p text:style-name="P10"><text:span text:style-name="T1">导航是一门为轮船、飞机或火箭确定位置和路线的艺术或科学。</text:span><text:span text:style-name="T1"> <text:s/></text:span><text:span text:style-name="T1">限定性定语从句<text:line-break/>　</text:span><text:span text:style-name="T1"> <text:s/></text:span><text:span text:style-name="T1">24.as she often is</text:span><text:span text:style-name="T1"> <text:s text:c="2"/></text:span><text:span text:style-name="T1">像往常一样，这女孩正努力工作。</text:span><text:span text:style-name="T1"> <text:s text:c="2"/></text:span><text:span text:style-name="T1">非限制性定语从句<text:line-break/>　</text:span><text:span text:style-name="T1"> <text:s/></text:span><text:span text:style-name="T1">25.who steals,many more are there to spend their money－to the advantage of both the shops and the British economy.<text:line-break/>　</text:span><text:span text:style-name="T1"> <text:s/></text:span><text:span text:style-name="T1">人们不应该忘记，有人偷就有更多的人掏自己的腰包替偷窃者垫钱——这对商家和英国经济都有好处。</text:span></text:p>
      <text:p text:style-name="P13">限定性定语从句</text:p>
      <text:p text:style-name="P13">Ⅱ.</text:p>
      <text:p text:style-name="P10"><text:span text:style-name="T1">1．</text:span><text:span text:style-name="T1">许多男孩年轻时几乎没有优点，但他们为国家作出了很大的贡献。 </text:span></text:p>
      <text:p text:style-name="P10"><text:span text:style-name="T1">2．</text:span><text:span text:style-name="T1">为了看起来瘦小一些，大块头的人或肥胖的人总是穿暗色的衣服。 </text:span></text:p>
      <text:p text:style-name="P10"><text:span text:style-name="T1">3．</text:span><text:span text:style-name="T1">如果那些经理们打算创造出好的工作条件以便驾驭他们的职员，理解他们的感受，非语言交流的研究对经理们来说是重要的。 </text:span></text:p>
      <text:p text:style-name="P10"><text:span text:style-name="T1">4．</text:span><text:span text:style-name="T1">因为没有仔细阅读说明，我的一个学生错误地关上了开关。 </text:span></text:p>
      <text:p text:style-name="P10"><text:span text:style-name="T1">5．</text:span><text:span text:style-name="T1">他们从中周旋，为了改善两个朋友之间的关系。 </text:span></text:p>
      <text:p text:style-name="P10"><text:span text:style-name="T1">6．</text:span><text:span text:style-name="T1">当一个人谈话用手捂住嘴时，就暴露了他缺乏信心。 </text:span></text:p>
      <text:p text:style-name="P10"><text:span text:style-name="T1">7．</text:span><text:span text:style-name="T1">你为他做了这么多，他竟对你如此不仁不义。 </text:span></text:p>
      <text:p text:style-name="P10"><text:span text:style-name="T1">8．</text:span><text:span text:style-name="T1">这一教训你将终生难忘。 </text:span></text:p>
      <text:p text:style-name="P10"><text:span text:style-name="T1">9．</text:span><text:span text:style-name="T1">交通阻塞了30多分钟，所以我迟到了。 </text:span></text:p>
      <text:p text:style-name="P10"><text:span text:style-name="T1">10．</text:span><text:span text:style-name="T1">他希望再写一封信来消除所有的误会。</text:span></text:p>
      <text:p text:style-name="P2"><text:soft-page-break/><text:span text:style-name="T6">U</text:span><text:span text:style-name="T6">nit 15</text:span></text:p>
      <text:p text:style-name="P8">第一部分  Text A</text:p>
      <text:p text:style-name="P4">【课文练习答案】</text:p>
      <text:p text:style-name="P13">Ⅰ. 1.b　　 2.b　　 3.b 　　4.a 　　5.d</text:p>
      <text:p text:style-name="P10"><text:span text:style-name="T1">Ⅱ. 1.solely　　 2.vital　　　 3.access　　　4.pronounce　　　 5.ultimate<text:line-break/>　　</text:span><text:span text:style-name="T1"> <text:s text:c="3"/></text:span><text:span text:style-name="T1">6.illusion　 7.extension 　8.ultimate </text:span><text:span text:style-name="T1"><text:s text:c="3"/></text:span><text:span text:style-name="T1">9.nourishment　　10.register</text:span></text:p>
      <text:p text:style-name="P10"><text:span text:style-name="T1">Ⅲ. 1.responsibility　　 2.uniqueness　　3.ultimate　　4.unipueness　　</text:span><text:span text:style-name="T1"> <text:s/></text:span><text:span text:style-name="T1">5.correction 　　　　　 </text:span></text:p>
      <text:p text:style-name="P19"><text:span text:style-name="T1">6.extension　　</text:span><text:span text:style-name="T1"> <text:s text:c="3"/></text:span><text:span text:style-name="T1">　7.foolishness 　8.tendency　　9.nourishment 　　10.reflection</text:span></text:p>
      <text:p text:style-name="P13">Ⅳ.</text:p>
      <text:p text:style-name="P10"><text:span text:style-name="T1">1．</text:span><text:span text:style-name="T1">The computer has brought human beings into a new era. </text:span></text:p>
      <text:p text:style-name="P10"><text:span text:style-name="T1">2．</text:span><text:span text:style-name="T1">The computer can help solve many problems in vital study. </text:span></text:p>
      <text:p text:style-name="P10"><text:span text:style-name="T1">3．</text:span><text:span text:style-name="T1">Aristotle said a poet has the advantage of expressing the universal,while a specialist expresses only the particular. </text:span></text:p>
      <text:p text:style-name="P10"><text:span text:style-name="T1">4．</text:span><text:span text:style-name="T1">Now there is a tendency to mistake the computer data for wisdom. </text:span></text:p>
      <text:p text:style-name="P10"><text:span text:style-name="T1">5．</text:span><text:span text:style-name="T1">The use of computers in the industrial fields has brought about surprising change in productivity.</text:span></text:p>
      <text:p text:style-name="P4">【词汇练习答案】</text:p>
      <text:p text:style-name="P10"><text:span text:style-name="T1">Ⅰ. 1.a.theory 　　　　b.theoretically 　　　　c.theoretical<text:line-break/>　　</text:span><text:span text:style-name="T1"> <text:s text:c="3"/></text:span><text:span text:style-name="T1">2.a.examination 　 b.examined</text:span><text:span text:style-name="T1"> </text:span><text:span text:style-name="T1">　　　　　　 c.unexamined<text:line-break/>　　</text:span><text:span text:style-name="T1"> <text:s text:c="3"/></text:span><text:span text:style-name="T1">3.a.specialized 　 b.functionally　　　　　c.functional<text:line-break/></text:span><text:span text:style-name="T1"> <text:s text:c="3"/></text:span><text:span text:style-name="T1">　　4.a.function 　　　b.functionally　　　　　c.functional</text:span></text:p>
      <text:p text:style-name="P13">Ⅱ. 1.sensible 　2.vital 　3.ultimate　4.uniqueness 　　5.solely 　　6.sterile　　7.undue　　　 </text:p>
      <text:p text:style-name="P19"><text:span text:style-name="T1">8.mistaken</text:span><text:span text:style-name="T1"> </text:span><text:span text:style-name="T1">　9.ended　</text:span><text:span text:style-name="T1"> </text:span><text:span text:style-name="T1">10.speculates on　　11.safeguard 　12.obscure　 13.junction 　14.turned,loose</text:span></text:p>
      <text:p text:style-name="P13">Ⅲ.</text:p>
      <text:p text:style-name="P10"><text:span text:style-name="T1">1．</text:span><text:span text:style-name="T1">The ultimate responsibility lies in the president. </text:span></text:p>
      <text:p text:style-name="P10"><text:span text:style-name="T1">2．</text:span><text:span text:style-name="T1">Technicians possess valuable data. </text:span></text:p>
      <text:p text:style-name="P10"><text:span text:style-name="T1">3．</text:span><text:span text:style-name="T1">He dreamed of conquering hostility with love. </text:span></text:p>
      <text:p text:style-name="P10"><text:span text:style-name="T1">4．</text:span><text:span text:style-name="T1">The twins are so much alike that we can hardly distinguish between them. </text:span></text:p>
      <text:p text:style-name="P10"><text:span text:style-name="T1">5．</text:span><text:span text:style-name="T1">We must reflect on the influence of the television violence on the children. </text:span></text:p>
      <text:p text:style-name="P10"><text:span text:style-name="T1">6．</text:span><text:span text:style-name="T1">All unlawful buildings must be pulled down. </text:span></text:p>
      <text:p text:style-name="P10"><text:span text:style-name="T1">7．</text:span><text:span text:style-name="T1">Good books come about as a result of hard work. </text:span></text:p>
      <text:p text:style-name="P10"><text:span text:style-name="T1">8．</text:span><text:span text:style-name="T1">When your friends quarrel,you should help them to come to terms.</text:span></text:p>
      <text:p text:style-name="P8">第二部分 Text B</text:p>
      <text:p text:style-name="P4">【课文练习答案】</text:p>
      <text:p text:style-name="P13">Ⅰ. 1.T　 2.F　 3.T　 4.T　 5.T　 6.T　 7.F　 8.T　 9.T　 10.T</text:p>
      <text:p text:style-name="P13">Ⅱ. 1.expansion,social upheaval　　2.Performance,accountability　　3.award　　 4.traditional education</text:p>
      <text:p text:style-name="P19"><text:span text:style-name="T1">5.continuing professional education　　6.Engineering,medicine,accounting,journalism,law</text:span><text:span text:style-name="T1"> <text:s text:c="3"/></text:span><text:span text:style-name="T1">7.stuff,into</text:span></text:p>
      <text:p text:style-name="P21"><text:soft-page-break/>8.infiltrated,competition　　9.traditional education monopoly　　10.result－focused,accountability</text:p>
      <text:p text:style-name="P4">【词汇练习答案】</text:p>
      <text:p text:style-name="P13">Ⅰ. 1.A　　 2.C　　 3.B　　 4.A 　　5.C</text:p>
      <text:p text:style-name="P13">Ⅱ. 1.expansion 　　2.promotions　　3.disagree,about 　　4.integrated　　　5.perspective 　　</text:p>
      <text:p text:style-name="P19"><text:span text:style-name="T1">6.awarded</text:span><text:span text:style-name="T1"> <text:s text:c="2"/></text:span><text:span text:style-name="T1">　　7.infiltrate 　 8.demand for　　　</text:span><text:span text:style-name="T1"> <text:s text:c="2"/></text:span><text:span text:style-name="T1">9.permissive </text:span><text:span text:style-name="T1"> </text:span><text:span text:style-name="T1">　　10.small</text:span></text:p>
      <text:p text:style-name="P4">【语法练习答案】</text:p>
      <text:p text:style-name="P13">Ⅰ.</text:p>
      <text:p text:style-name="P13">1.if you want to be sure what was implied.　条件状语从句</text:p>
      <text:p text:style-name="P33">在面试中，如果你想弄清话语的含义，礼貌地请求对方解释一下，不必害怕。<text:line-break/>2.if you have applied for many jobs in a short time as it is easy to con fuse</text:p>
      <text:p text:style-name="P33">条件状语从句；原因状语从句<text:line-break/>如果在短时间内申请许多工作，记住你说过的话和他们的要求是很重要的，因为很 容易搞混。</text:p>
      <text:p text:style-name="P13">3.although they need some inorganic food.让步状语从句</text:p>
      <text:p text:style-name="P13">尽管动物需要无机食物，但它们不能单靠无机食物生活。</text:p>
      <text:p text:style-name="P13">4.though I was at the time.   让步状语从句</text:p>
      <text:p text:style-name="P13">那时尽管我的英语口语很差，但别人还能理解。</text:p>
      <text:p text:style-name="P13">5.as it is to say that one should never drink water and beer together. <text:s/>比较状语从句。</text:p>
      <text:p text:style-name="P13">说人们不应该同时喝橘子汁和牛奶和说人们不应该喝水和啤酒一样，都是荒唐的。</text:p>
      <text:p text:style-name="P13">6.so that the audience sees and hears them many times.目的状语从句.</text:p>
      <text:p text:style-name="P13">广告被多次重复以便观众能多次听到和看到。</text:p>
      <text:p text:style-name="P10"><text:span text:style-name="T1">7.because it is so near to us.　原因状语从句。</text:span><text:span text:style-name="T1"> <text:s/></text:span><text:span text:style-name="T1">因为月球离我们近，所以看起来大。</text:span></text:p>
      <text:p text:style-name="P13">8.that they might have a better view.目的状语从句　他们爬得更高以便视野更远。</text:p>
      <text:p text:style-name="P13">9.lest we should be late.　目的状语从句　我们必须快点以免迟到。</text:p>
      <text:p text:style-name="P13">10.when we speak of write.　时间状语从句　当我们在为说话和写作措词时，可以使用字典，但不能为字典所束缚。</text:p>
      <text:p text:style-name="P13">11.if they so choose.条件状语从句</text:p>
      <text:p text:style-name="P13">一些社会团体在试图说服英国政府给予国内工作自由，如果愿意的话，可以让他们去找同一种工作但可以找不同的雇主。</text:p>
      <text:p text:style-name="P13">12.since Ptolemy had calculated wrongly the size of the Atlantic　原因状语从句</text:p>
      <text:p text:style-name="P13">因为托勒密把大西洋的面积计算错了，所以哥伦布使用的托勒密地图给他的航海带来了一些麻烦。</text:p>
      <text:p text:style-name="P13">13.if someone didn't wake them up.　条件状语从句</text:p>
      <text:p text:style-name="P13">大部分人有很强的自制力不去谋杀和实施暴力，即使无人提醒，他们自己也常自省。</text:p>
      <text:p text:style-name="P13">14.berore he returns时间状语从句　他不久就会回来。</text:p>
      <text:p text:style-name="P13">15.before you buy时间状语从句　在购物之前要仔细检查。</text:p>
      <text:p text:style-name="P13">16.just as the modern mother does.方式状语从句</text:p>
      <text:p text:style-name="P13"><text:soft-page-break/>传统家庭中的母亲满足了孩子们的物质需要和感情需要，现代家庭中的母亲也是一样。</text:p>
      <text:p text:style-name="P13">17.if they did not have the pressure of the atmosphere against the surface.　条件状语从句</text:p>
      <text:p text:style-name="P13">如果车胎的表面没有大气压力，车胎就会爆炸。</text:p>
      <text:p text:style-name="P13">18.when man laid aside his wrong beliefs and began to seek true explanations.　时间状语从句</text:p>
      <text:p text:style-name="P13">当人们放弃了错误的信仰去追寻正确的解释时，科学就开始快速发展了。</text:p>
      <text:p text:style-name="P13">19.if they are not allowed to repeat the letters to themselves.　条件状语从句</text:p>
      <text:p text:style-name="P13">据说，如果不允许重复记忆三个字母，18秒钟后我们会忘记。</text:p>
      <text:p text:style-name="P10"><text:span text:style-name="T1">20.as much as you like.让步状语从句</text:span><text:span text:style-name="T1"> <text:s text:c="2"/></text:span><text:span text:style-name="T1">你只管笑你的，我们仍然坚持我们的计划。</text:span></text:p>
      <text:p text:style-name="P13">21.the longer it is exposed to the weather.条件状语从句　石头在外边暴露的时间越长，就越硬。</text:p>
      <text:p text:style-name="P13">22.he comes　时间状语从句　他一回来就通知我。</text:p>
      <text:p text:style-name="P13">23.when the roof collapsed　时间状语从句　我刚一离开，房顶就塌了。</text:p>
      <text:p text:style-name="P13">24.than a violent storm broke out　时间状语从句　我刚到家，暴风雨就来了。</text:p>
      <text:p text:style-name="P10"><text:span text:style-name="T1">25.wherever you are　让步状语从句</text:span><text:span text:style-name="T1"> <text:s/></text:span><text:span text:style-name="T1">无论你站在哪里，都要站着一丝不动。</text:span></text:p>
      <text:p text:style-name="P13">26.provided you give it back to me tomorrow morning　条件状语从句　你可以用我的自行车，不过明天早晨你要还给我。</text:p>
      <text:p text:style-name="P13">27.(that)all his courses are full　结果状语从句　他是一位好讲师，他所开的课程全部爆满。</text:p>
      <text:p text:style-name="P13">28.as if he had a potato in his mouth.方式状语从句　呆在那儿别动。</text:p>
      <text:p text:style-name="P13">30.than we had expected.比较状语从句　这项工程比我们预期完成的早得多。</text:p>
      <text:p text:style-name="P13">31.I could not distinguish anything around me.　结果状语从句　雾太浓，我分辨不清周围的东西。</text:p>
      <text:p text:style-name="P13">32.although the performance was not entirely to her taste.　让步状语从句</text:p>
      <text:p text:style-name="P13">尽管昨晚的节目并不完全合她的胃口，伊丽莎白还是喜欢这场演出的。</text:p>
      <text:p text:style-name="P13">33.While he has many friends　让步状语从句　尽管有许多朋友，但他时常感到孤独。</text:p>
      <text:p text:style-name="P13">34.Small as it is　让步状语从句　尽管这支部队人数少，战斗力却极强。</text:p>
      <text:p text:style-name="P10"><text:span text:style-name="T1">35.where the bushes grew the thickest.地点状语</text:span><text:span text:style-name="T1">从</text:span><text:span text:style-name="T1">句</text:span><text:span text:style-name="T1"> <text:s/></text:span><text:span text:style-name="T1">他们藏在丛林最密的地方。</text:span></text:p>
      <text:p text:style-name="P13">36.than they would contribute money.比较状语从句　他们宁愿出力也不愿出钱。</text:p>
      <text:p text:style-name="P13">37.Now that they are all here.原因状语从句　既然都在这里，我们就开始讨论吧。</text:p>
      <text:p text:style-name="P13">38.when you visit my university.时间状语从句　下次再来我们学校，一定来访。</text:p>
      <text:p text:style-name="P13">39.since you are so clever.原因状语从句　你既然聪明，那就告诉我这个词是什么意思?</text:p>
      <text:p text:style-name="P13">40.As long as you don't lose heart　条件状语从句　只要不灰心，你就会成功</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font-name-asian="宋体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宋体" fo:font-size="9pt" fo:language="en" fo:country="US" style:font-name-asian="宋体" style:font-size-asian="9pt" style:language-asian="zh" style:country-asian="CN" style:font-name-complex="宋体" style:font-size-complex="10.5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style:font-size-complex="9pt"/>
    </style:style>
    <style:style style:name="默认段落字体"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1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大学英语自学教程下册</dc:title>
    <meta:initial-creator>微软用户</meta:initial-creator>
    <meta:creation-date>2010-12-22T20:29:00</meta:creation-date>
    <dc:creator>微软用户</dc:creator>
    <dc:date>2010-12-22T20:45:00</dc:date>
    <meta:editing-cycles>3</meta:editing-cycles>
    <meta:editing-duration>PT4M</meta:editing-duration>
    <meta:document-statistic meta:table-count="0" meta:image-count="1" meta:object-count="0" meta:page-count="28" meta:paragraph-count="788" meta:word-count="11695" meta:character-count="46806"/>
    <meta:generator>OpenOffice/4.0.1$Win32 OpenOffice.org_project/401m5$Build-9714</meta:generator>
  </office:meta>
</office:document-meta>
</file>